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Noto Sans Cond" svg:font-family="'Noto Sans Con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99cm" style:rel-column-width="7670*"/>
    </style:style>
    <style:style style:name="Tabela1.B" style:family="table-column">
      <style:table-column-properties style:column-width="3.006cm" style:rel-column-width="11586*"/>
    </style:style>
    <style:style style:name="Tabela1.D" style:family="table-column">
      <style:table-column-properties style:column-width="8.999cm" style:rel-column-width="34693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A19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Noto Sans Cond" officeooo:rsid="002ec70a" officeooo:paragraph-rsid="002ec70a"/>
    </style:style>
    <style:style style:name="P2" style:family="paragraph" style:parent-style-name="Standard" style:master-page-name="">
      <loext:graphic-properties draw:fill="none"/>
      <style:paragraph-properties fo:margin-left="5.001cm" fo:margin-right="0cm" fo:text-indent="0cm" style:auto-text-indent="false" style:page-number="auto" fo:background-color="transparent"/>
      <style:text-properties officeooo:paragraph-rsid="000c70f6"/>
    </style:style>
    <style:style style:name="P3" style:family="paragraph" style:parent-style-name="Standard">
      <loext:graphic-properties draw:fill="none"/>
      <style:paragraph-properties fo:margin-left="5.001cm" fo:margin-right="0cm" fo:text-indent="0cm" style:auto-text-indent="false" fo:background-color="transparent"/>
      <style:text-properties officeooo:paragraph-rsid="000c70f6"/>
    </style:style>
    <style:style style:name="P4" style:family="paragraph" style:parent-style-name="Standard">
      <loext:graphic-properties draw:fill="none"/>
      <style:paragraph-properties fo:margin-left="5.001cm" fo:margin-right="0cm" fo:text-indent="0cm" style:auto-text-indent="false" fo:background-color="transparent"/>
      <style:text-properties fo:font-weight="bold" officeooo:paragraph-rsid="000c70f6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5.001cm" fo:margin-right="0cm" fo:text-indent="0cm" style:auto-text-indent="false" fo:background-color="transparent"/>
      <style:text-properties style:font-name="Noto Sans Cond" fo:font-size="26pt" fo:font-weight="bold" officeooo:rsid="000c70f6" officeooo:paragraph-rsid="000c70f6" style:font-size-asian="26pt" style:font-weight-asian="bold" style:font-size-complex="2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" fo:font-size="12pt" fo:font-weight="normal" officeooo:rsid="000c70f6" officeooo:paragraph-rsid="000c70f6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" fo:font-size="12pt" fo:font-weight="bold" officeooo:rsid="000c70f6" officeooo:paragraph-rsid="000c70f6" style:font-size-asian="10.5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" fo:font-weight="normal" officeooo:paragraph-rsid="000e5a8b" style:font-weight-asian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reak-before="page" fo:background-color="transparent"/>
      <style:text-properties style:font-name="Noto Sans Cond" fo:font-size="12pt" fo:font-weight="bold" officeooo:rsid="000c70f6" officeooo:paragraph-rsid="000c70f6" style:font-size-asian="10.5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style:font-name="Noto Sans" fo:font-size="32pt" fo:font-weight="normal" officeooo:rsid="00100395" officeooo:paragraph-rsid="00100395" style:font-size-asian="32pt" style:font-weight-asian="normal" style:font-size-complex="3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style:font-name="Noto Sans" fo:font-size="32pt" fo:font-weight="normal" officeooo:rsid="0010f562" officeooo:paragraph-rsid="0010f562" style:font-size-asian="28pt" style:font-weight-asian="normal" style:font-size-complex="3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="none" style:join-border="false"/>
      <style:text-properties style:font-name="Noto Sans" fo:font-size="12pt" fo:font-weight="normal" officeooo:rsid="00100395" officeooo:paragraph-rsid="00100395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="none" style:join-border="false"/>
      <style:text-properties officeooo:paragraph-rsid="001aabb0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10f562" officeooo:paragraph-rsid="0010f562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10f562" officeooo:paragraph-rsid="00197800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197800" officeooo:paragraph-rsid="001aabb0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1aabb0" officeooo:paragraph-rsid="001aabb0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1ab15a" officeooo:paragraph-rsid="001ab15a" style:font-size-asian="10.5pt" style:font-weight-asian="normal" style:font-size-complex="12pt" style:font-weight-complex="normal"/>
    </style:style>
    <style:style style:name="P19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="none" style:join-border="false"/>
      <style:text-properties style:font-name="Noto Sans Cond" officeooo:paragraph-rsid="001aabb0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ans Cond" fo:font-size="20pt" fo:font-weight="normal" officeooo:rsid="00197800" officeooo:paragraph-rsid="00197800" style:font-size-asian="20pt" style:font-weight-asian="normal" style:font-size-complex="20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ans Cond" fo:font-size="20pt" fo:font-weight="normal" officeooo:rsid="001aabb0" officeooo:paragraph-rsid="001aabb0" style:font-size-asian="20pt" style:font-weight-asian="normal" style:font-size-complex="20pt" style:font-weight-complex="normal"/>
    </style:style>
    <style:style style:name="P22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officeooo:rsid="001f5696" officeooo:paragraph-rsid="001f5696" style:font-size-asian="10.5pt" style:font-size-complex="12pt"/>
    </style:style>
    <style:style style:name="P23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officeooo:rsid="003342e9" officeooo:paragraph-rsid="003342e9" style:font-size-asian="10.5pt" style:font-size-complex="12pt"/>
    </style:style>
    <style:style style:name="P24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officeooo:rsid="003342e9" officeooo:paragraph-rsid="00350d6a" style:font-size-asian="10.5pt" style:font-size-complex="12pt"/>
    </style:style>
    <style:style style:name="P25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6pt" officeooo:rsid="002ec70a" officeooo:paragraph-rsid="002ec70a" style:font-size-asian="14pt" style:font-size-complex="16pt"/>
    </style:style>
    <style:style style:name="P26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officeooo:paragraph-rsid="0028fcff"/>
    </style:style>
    <style:style style:name="P27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1c243a"/>
    </style:style>
    <style:style style:name="P28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251cf6"/>
    </style:style>
    <style:style style:name="P29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2aa4de"/>
    </style:style>
    <style:style style:name="P30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2b6e9d"/>
    </style:style>
    <style:style style:name="P31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3342e9"/>
    </style:style>
    <style:style style:name="P32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334162"/>
    </style:style>
    <style:style style:name="P33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350d6a"/>
    </style:style>
    <style:style style:name="P34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36a2ad"/>
    </style:style>
    <style:style style:name="P35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355404"/>
    </style:style>
    <style:style style:name="P36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fo:font-size="12pt" officeooo:rsid="0020ac44" officeooo:paragraph-rsid="0020ac44" style:font-size-asian="10.5pt" style:font-size-complex="12pt"/>
    </style:style>
    <style:style style:name="P37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fo:font-size="12pt" officeooo:rsid="0020ac44" officeooo:paragraph-rsid="0025d6f9" style:font-size-asian="10.5pt" style:font-size-complex="12pt"/>
    </style:style>
    <style:style style:name="P38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fo:font-size="12pt" officeooo:rsid="0025b89b" officeooo:paragraph-rsid="0025b89b" style:font-size-asian="10.5pt" style:font-size-complex="12pt"/>
    </style:style>
    <style:style style:name="P39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fo:font-size="16pt" officeooo:rsid="002c41cd" officeooo:paragraph-rsid="002c41cd" style:font-size-asian="16pt" style:font-size-complex="16pt"/>
    </style:style>
    <style:style style:name="P40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Mono" fo:font-size="12pt" officeooo:rsid="003276fe" officeooo:paragraph-rsid="003276fe" style:font-size-asian="10.5pt" style:font-size-complex="12pt"/>
    </style:style>
    <style:style style:name="P41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Mono" fo:font-size="10.5pt" officeooo:rsid="003276fe" officeooo:paragraph-rsid="00334162" style:font-size-asian="10.5pt" style:font-size-complex="10.5pt"/>
    </style:style>
    <style:style style:name="P42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Mono" fo:font-size="10.5pt" officeooo:paragraph-rsid="00334162" style:font-size-asian="10.5pt" style:font-size-complex="10.5pt"/>
    </style:style>
    <style:style style:name="P43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Mono" fo:font-size="10.5pt" officeooo:paragraph-rsid="003342e9" style:font-size-asian="10.5pt" style:font-size-complex="10.5pt"/>
    </style:style>
    <style:style style:name="P44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Mono" fo:font-size="10.5pt" officeooo:rsid="003342e9" officeooo:paragraph-rsid="003342e9" style:font-size-asian="10.5pt" style:font-size-complex="10.5pt"/>
    </style:style>
    <style:style style:name="P45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Mono" fo:font-size="10.5pt" officeooo:rsid="003342e9" officeooo:paragraph-rsid="00350d6a" style:font-size-asian="10.5pt" style:font-size-complex="10.5pt"/>
    </style:style>
    <style:style style:name="P46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Mono" fo:font-size="10.5pt" officeooo:rsid="003342e9" officeooo:paragraph-rsid="00355404" style:font-size-asian="10.5pt" style:font-size-complex="10.5pt"/>
    </style:style>
    <style:style style:name="P47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Mono" fo:font-size="10.5pt" officeooo:rsid="00355404" officeooo:paragraph-rsid="00355404" style:font-size-asian="10.5pt" style:font-size-complex="10.5pt"/>
    </style:style>
    <style:style style:name="P48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Mono" fo:font-size="10.5pt" officeooo:rsid="0036a2ad" officeooo:paragraph-rsid="0036a2ad" style:font-size-asian="10.5pt" style:font-size-complex="10.5pt"/>
    </style:style>
    <style:style style:name="P49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fo:color="#dddddd" style:font-name="Noto Mono" fo:font-size="12pt" officeooo:rsid="003276fe" officeooo:paragraph-rsid="00334162" style:font-size-asian="10.5pt" style:font-size-complex="12pt"/>
    </style:style>
    <style:style style:name="P50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fo:font-size="10.5pt" officeooo:paragraph-rsid="00275f3f" style:font-size-asian="10.5pt" style:font-size-complex="10.5pt"/>
    </style:style>
    <style:style style:name="P51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fo:font-size="10.5pt" officeooo:paragraph-rsid="002e0e34" style:font-size-asian="10.5pt" style:font-size-complex="10.5pt"/>
    </style:style>
    <style:style style:name="P52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fo:font-size="20pt" officeooo:rsid="001c243a" officeooo:paragraph-rsid="001c243a" style:font-size-asian="20pt" style:font-size-complex="20pt"/>
    </style:style>
    <style:style style:name="P53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ans Cond" fo:font-size="20pt" fo:font-weight="normal" officeooo:rsid="0025d6f9" officeooo:paragraph-rsid="00281171" style:font-size-asian="17.5pt" style:font-weight-asian="normal" style:font-size-complex="20pt" style:font-weight-complex="normal"/>
    </style:style>
    <style:style style:name="P54" style:family="paragraph" style:parent-style-name="Standard">
      <loext:graphic-properties draw:fill="none"/>
      <style:paragraph-properties fo:break-before="pag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3276fe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paragraph-rsid="00305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paragraph-rsid="00307c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paragraph-rsid="0031c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2ec70a" officeooo:paragraph-rsid="002ec7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2ec70a" officeooo:paragraph-rsid="00307c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05ffa" officeooo:paragraph-rsid="00305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07c46" officeooo:paragraph-rsid="00307c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1c168" officeooo:paragraph-rsid="0031c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1c168" officeooo:paragraph-rsid="0031c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233d7" officeooo:paragraph-rsid="00323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233d7" officeooo:paragraph-rsid="00323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276fe" officeooo:paragraph-rsid="003276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276fe" officeooo:paragraph-rsid="003276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0.5pt" fo:font-style="normal" fo:text-shadow="none" style:text-underline-style="none" fo:font-weight="normal" officeooo:rsid="003276fe" officeooo:paragraph-rsid="003276f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0.5pt" fo:font-style="normal" fo:text-shadow="none" style:text-underline-style="none" fo:font-weight="normal" officeooo:rsid="003233d7" officeooo:paragraph-rsid="003233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0.5pt" fo:font-style="normal" fo:text-shadow="none" style:text-underline-style="none" fo:font-weight="normal" officeooo:rsid="003233d7" officeooo:paragraph-rsid="003276f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0.5pt" fo:font-style="normal" fo:text-shadow="none" style:text-underline-style="none" fo:font-weight="normal" officeooo:rsid="0031c168" officeooo:paragraph-rsid="0031c16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0.5pt" fo:font-style="normal" fo:text-shadow="none" style:text-underline-style="none" fo:font-weight="normal" officeooo:rsid="00307c46" officeooo:paragraph-rsid="00307c4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0.5pt" fo:font-style="normal" fo:text-shadow="none" style:text-underline-style="none" fo:font-weight="normal" officeooo:rsid="00305ffa" officeooo:paragraph-rsid="00305ff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0.5pt" fo:font-style="normal" fo:text-shadow="none" style:text-underline-style="none" fo:font-weight="normal" officeooo:rsid="002ec70a" officeooo:paragraph-rsid="002ec70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officeooo:paragraph-rsid="00305ffa"/>
    </style:style>
    <style:style style:name="P77" style:family="paragraph" style:parent-style-name="Table_20_Contents">
      <style:paragraph-properties fo:text-align="start" style:justify-single-word="false"/>
      <style:text-properties officeooo:paragraph-rsid="00307c46"/>
    </style:style>
    <style:style style:name="P78" style:family="paragraph" style:parent-style-name="Table_20_Contents">
      <style:paragraph-properties fo:text-align="start" style:justify-single-word="false"/>
      <style:text-properties officeooo:paragraph-rsid="0031c168"/>
    </style:style>
    <style:style style:name="P79" style:family="paragraph" style:parent-style-name="Table_20_Contents">
      <style:paragraph-properties fo:text-align="start" style:justify-single-word="false"/>
      <style:text-properties officeooo:paragraph-rsid="003276fe"/>
    </style:style>
    <style:style style:name="P80" style:family="paragraph" style:parent-style-name="Table_20_Contents">
      <style:paragraph-properties fo:text-align="start" style:justify-single-word="false"/>
      <style:text-properties officeooo:rsid="00305ffa" officeooo:paragraph-rsid="00305ffa"/>
    </style:style>
    <style:style style:name="P81" style:family="paragraph" style:parent-style-name="Text_20_body">
      <style:text-properties style:font-name="Noto Sans Cond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2ec70a" officeooo:paragraph-rsid="002ec70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07c46" officeooo:paragraph-rsid="00307c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1c168" officeooo:paragraph-rsid="0031c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233d7" officeooo:paragraph-rsid="00323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276fe" officeooo:paragraph-rsid="003276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 style:list-style-name="L1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10f562" officeooo:paragraph-rsid="0010f562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10f562" officeooo:paragraph-rsid="0010f562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1784c6" officeooo:paragraph-rsid="001784c6" style:font-size-asian="10.5pt" style:font-weight-asian="normal" style:font-size-complex="12pt" style:font-weight-complex="normal"/>
    </style:style>
    <style:style style:name="P90" style:family="paragraph" style:parent-style-name="Standard" style:list-style-name="L3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1ab15a" officeooo:paragraph-rsid="001ab15a" style:font-size-asian="10.5pt" style:font-weight-asian="normal" style:font-size-complex="12pt" style:font-weight-complex="normal"/>
    </style:style>
    <style:style style:name="P91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1c243a" officeooo:paragraph-rsid="001c243a" style:font-size-asian="10.5pt" style:font-weight-asian="normal" style:font-size-complex="12pt" style:font-weight-complex="normal"/>
    </style:style>
    <style:style style:name="P92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1f5696" officeooo:paragraph-rsid="001f5696" style:font-size-asian="10.5pt" style:font-weight-asian="normal" style:font-size-complex="12pt" style:font-weight-complex="normal"/>
    </style:style>
    <style:style style:name="P93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0ac44" officeooo:paragraph-rsid="0020ac44" style:font-size-asian="10.5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456e8" officeooo:paragraph-rsid="0020ac44" style:font-size-asian="10.5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456e8" officeooo:paragraph-rsid="002456e8" style:font-size-asian="10.5pt" style:font-weight-asian="normal" style:font-size-complex="12pt" style:font-weight-complex="normal"/>
    </style:style>
    <style:style style:name="P96" style:family="paragraph" style:parent-style-name="Standard" style:list-style-name="L4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456e8" officeooo:paragraph-rsid="002456e8" style:font-size-asian="10.5pt" style:font-weight-asian="normal" style:font-size-complex="12pt" style:font-weight-complex="normal"/>
    </style:style>
    <style:style style:name="P97" style:family="paragraph" style:parent-style-name="Standard" style:list-style-name="L4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5d6f9" officeooo:paragraph-rsid="002456e8" style:font-size-asian="10.5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5d6f9" officeooo:paragraph-rsid="0025b89b" style:font-size-asian="10.5pt" style:font-weight-asian="normal" style:font-size-complex="12pt" style:font-weight-complex="normal"/>
    </style:style>
    <style:style style:name="P99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5d6f9" officeooo:paragraph-rsid="0025d6f9" style:font-size-asian="10.5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51cf6" officeooo:paragraph-rsid="00251cf6" style:font-size-asian="10.5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5b89b" officeooo:paragraph-rsid="00251cf6" style:font-size-asian="10.5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5b89b" officeooo:paragraph-rsid="0025b89b" style:font-size-asian="10.5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75f3f" officeooo:paragraph-rsid="00275f3f" style:font-size-asian="10.5pt" style:font-weight-asian="normal" style:font-size-complex="12pt" style:font-weight-complex="normal"/>
    </style:style>
    <style:style style:name="P104" style:family="paragraph" style:parent-style-name="Standard" style:list-style-name="L5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75f3f" officeooo:paragraph-rsid="00275f3f" style:font-size-asian="10.5pt" style:font-weight-asian="normal" style:font-size-complex="12pt" style:font-weight-complex="normal"/>
    </style:style>
    <style:style style:name="P105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81171" officeooo:paragraph-rsid="00281171" style:font-size-asian="10.5pt" style:font-weight-asian="normal" style:font-size-complex="12pt" style:font-weight-complex="normal"/>
    </style:style>
    <style:style style:name="P106" style:family="paragraph" style:parent-style-name="Standard" style:list-style-name="L6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81171" officeooo:paragraph-rsid="00281171" style:font-size-asian="10.5pt" style:font-weight-asian="normal" style:font-size-complex="12pt" style:font-weight-complex="normal"/>
    </style:style>
    <style:style style:name="P107" style:family="paragraph" style:parent-style-name="Standard" style:list-style-name="L7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8fcff" officeooo:paragraph-rsid="0028fcff" style:font-size-asian="10.5pt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8fcff" officeooo:paragraph-rsid="0028fcff" style:font-size-asian="10.5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8fcff" officeooo:paragraph-rsid="002b6e9d" style:font-size-asian="10.5pt" style:font-weight-asian="normal" style:font-size-complex="12pt" style:font-weight-complex="normal"/>
    </style:style>
    <style:style style:name="P110" style:family="paragraph" style:parent-style-name="Standard" style:list-style-name="L8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aa4de" officeooo:paragraph-rsid="002aa4de" style:font-size-asian="10.5pt" style:font-weight-asian="normal" style:font-size-complex="12pt" style:font-weight-complex="normal"/>
    </style:style>
    <style:style style:name="P111" style:family="paragraph" style:parent-style-name="Standard" style:list-style-name="L9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c41cd" officeooo:paragraph-rsid="002c41cd" style:font-size-asian="10.5pt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c41cd" officeooo:paragraph-rsid="002c41cd" style:font-size-asian="10.5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e0e34" officeooo:paragraph-rsid="002e0e34" style:font-size-asian="10.5pt" style:font-weight-asian="normal" style:font-size-complex="12pt" style:font-weight-complex="normal"/>
    </style:style>
    <style:style style:name="P114" style:family="paragraph" style:parent-style-name="Standard" style:list-style-name="L11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e0e34" officeooo:paragraph-rsid="002e0e34" style:font-size-asian="10.5pt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2ec70a" officeooo:paragraph-rsid="002ec70a" style:font-size-asian="10.5pt" style:font-weight-asian="normal" style:font-size-complex="12pt" style:font-weight-complex="normal"/>
    </style:style>
    <style:style style:name="P116" style:family="paragraph" style:parent-style-name="Standard" style:list-style-name="L11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officeooo:rsid="002e0e34" officeooo:paragraph-rsid="002e0e34" style:font-size-asian="10.5pt" style:font-size-complex="12pt"/>
    </style:style>
    <style:style style:name="P117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2pt" fo:font-weight="bold" officeooo:rsid="00334162" officeooo:paragraph-rsid="00350d6a" style:font-size-asian="10.5pt" style:font-weight-asian="bold" style:font-size-complex="12pt" style:font-weight-complex="bold"/>
    </style:style>
    <style:style style:name="P118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weight="normal" officeooo:paragraph-rsid="001c243a" style:font-weight-asian="normal" style:font-weight-complex="normal"/>
    </style:style>
    <style:style style:name="P119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6pt" fo:font-weight="normal" officeooo:rsid="0020ac44" officeooo:paragraph-rsid="0020ac44" style:font-size-asian="14pt" style:font-weight-asian="normal" style:font-size-complex="16pt" style:font-weight-complex="normal"/>
    </style:style>
    <style:style style:name="P120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6pt" fo:font-weight="normal" officeooo:rsid="002456e8" officeooo:paragraph-rsid="002456e8" style:font-size-asian="14pt" style:font-weight-asian="normal" style:font-size-complex="16pt" style:font-weight-complex="normal"/>
    </style:style>
    <style:style style:name="P121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6pt" fo:font-weight="normal" officeooo:rsid="00251cf6" officeooo:paragraph-rsid="00251cf6" style:font-size-asian="14pt" style:font-weight-asian="normal" style:font-size-complex="16pt" style:font-weight-complex="normal"/>
    </style:style>
    <style:style style:name="P122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6pt" fo:font-weight="normal" officeooo:rsid="0025b89b" officeooo:paragraph-rsid="0025b89b" style:font-size-asian="14pt" style:font-weight-asian="normal" style:font-size-complex="16pt" style:font-weight-complex="normal"/>
    </style:style>
    <style:style style:name="P123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6pt" fo:font-weight="normal" officeooo:rsid="0028fcff" officeooo:paragraph-rsid="0028fcff" style:font-size-asian="14pt" style:font-weight-asian="normal" style:font-size-complex="16pt" style:font-weight-complex="normal"/>
    </style:style>
    <style:style style:name="P124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6pt" fo:font-weight="normal" officeooo:rsid="0025b89b" officeooo:paragraph-rsid="0025b89b" style:font-size-asian="16pt" style:font-weight-asian="normal" style:font-size-complex="16pt" style:font-weight-complex="normal"/>
    </style:style>
    <style:style style:name="P125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6pt" fo:font-weight="normal" officeooo:rsid="0025d6f9" officeooo:paragraph-rsid="0025d6f9" style:font-size-asian="16pt" style:font-weight-asian="normal" style:font-size-complex="16pt" style:font-weight-complex="normal"/>
    </style:style>
    <style:style style:name="P126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6pt" fo:font-weight="normal" officeooo:rsid="002906c2" officeooo:paragraph-rsid="002906c2" style:font-size-asian="16pt" style:font-weight-asian="normal" style:font-size-complex="16pt" style:font-weight-complex="normal"/>
    </style:style>
    <style:style style:name="P127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fo:font-size="16pt" fo:font-weight="normal" officeooo:rsid="002b6e9d" officeooo:paragraph-rsid="002b6e9d" style:font-size-asian="16pt" style:font-weight-asian="normal" style:font-size-complex="16pt" style:font-weight-complex="normal"/>
    </style:style>
    <style:style style:name="P128" style:family="paragraph" style:parent-style-name="Standard" style:list-style-name="L8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officeooo:rsid="0028fcff" officeooo:paragraph-rsid="002b6e9d"/>
    </style:style>
    <style:style style:name="P129" style:family="paragraph" style:parent-style-name="Standard" style:list-style-name="L9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officeooo:rsid="0028fcff" officeooo:paragraph-rsid="002b6e9d"/>
    </style:style>
    <style:style style:name="P130" style:family="paragraph" style:parent-style-name="Standard" style:list-style-name="L9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 Cond" officeooo:rsid="002b6e9d" officeooo:paragraph-rsid="002b6e9d"/>
    </style:style>
    <style:style style:name="P131" style:family="paragraph" style:parent-style-name="Standard" style:list-style-name="L1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10f562"/>
    </style:style>
    <style:style style:name="P132" style:family="paragraph" style:parent-style-name="Standard" style:list-style-name="L1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16d3ca"/>
    </style:style>
    <style:style style:name="P133" style:family="paragraph" style:parent-style-name="Standard" style:list-style-name="L1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rsid="0016d3ca" officeooo:paragraph-rsid="0016d3ca"/>
    </style:style>
    <style:style style:name="P134" style:family="paragraph" style:parent-style-name="Standard" style:list-style-name="L3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rsid="0016d3ca" officeooo:paragraph-rsid="001c243a"/>
    </style:style>
    <style:style style:name="P135" style:family="paragraph" style:parent-style-name="Standard" style:list-style-name="L3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rsid="001784c6" officeooo:paragraph-rsid="001c243a"/>
    </style:style>
    <style:style style:name="P136" style:family="paragraph" style:parent-style-name="Standard" style:list-style-name="L3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1c243a"/>
    </style:style>
    <style:style style:name="P137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Mono" fo:font-size="12pt" fo:font-weight="normal" officeooo:rsid="00275f3f" officeooo:paragraph-rsid="00275f3f" style:font-size-asian="10.5pt" style:font-weight-asian="normal" style:font-size-complex="12pt" style:font-weight-complex="normal"/>
    </style:style>
    <style:style style:name="P138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Mono" fo:font-size="12pt" fo:font-weight="normal" officeooo:rsid="00275f3f" officeooo:paragraph-rsid="002e0e34" style:font-size-asian="10.5pt" style:font-weight-asian="normal" style:font-size-complex="12pt" style:font-weight-complex="normal"/>
    </style:style>
    <style:style style:name="P139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Mono" fo:font-size="10.5pt" fo:font-weight="normal" officeooo:rsid="00281171" officeooo:paragraph-rsid="00281171" style:font-size-asian="10.5pt" style:font-weight-asian="normal" style:font-size-complex="10.5pt" style:font-weight-complex="normal"/>
    </style:style>
    <style:style style:name="P140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Mono" fo:font-size="10.5pt" fo:font-weight="normal" officeooo:rsid="00334162" officeooo:paragraph-rsid="003276fe" style:font-size-asian="10.5pt" style:font-weight-asian="normal" style:font-size-complex="10.5pt" style:font-weight-complex="normal"/>
    </style:style>
    <style:style style:name="P141" style:family="paragraph" style:parent-style-name="Standard" style:list-style-name="L8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rsid="002aa4de" officeooo:paragraph-rsid="002aa4de"/>
    </style:style>
    <style:style style:name="P142" style:family="paragraph" style:parent-style-name="Standard" style:list-style-name="L9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rsid="002aa4de" officeooo:paragraph-rsid="002b6e9d"/>
    </style:style>
    <style:style style:name="P143" style:family="paragraph" style:parent-style-name="Standard" style:list-style-name="L9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rsid="002b6e9d" officeooo:paragraph-rsid="002b6e9d"/>
    </style:style>
    <style:style style:name="P144" style:family="paragraph" style:parent-style-name="Standard" style:list-style-name="L9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2c41cd"/>
    </style:style>
    <style:style style:name="P145" style:family="paragraph" style:parent-style-name="Standard" style:list-style-name="L10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officeooo:paragraph-rsid="002c41cd"/>
    </style:style>
    <style:style style:name="P146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style:font-name="Noto Sans" fo:font-size="12pt" fo:font-weight="normal" officeooo:rsid="003276fe" officeooo:paragraph-rsid="003276fe" style:font-size-asian="10.5pt" style:font-weight-asian="normal" style:font-size-complex="12pt" style:font-weight-complex="normal"/>
    </style:style>
    <style:style style:name="P147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fo:color="#dddddd" style:font-name="Noto Mono" fo:font-size="11pt" fo:font-weight="normal" officeooo:rsid="00334162" officeooo:paragraph-rsid="00334162" style:font-size-asian="11pt" style:font-weight-asian="normal" style:font-size-complex="11pt" style:font-weight-complex="normal"/>
    </style:style>
    <style:style style:name="P148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fo:color="#dddddd" style:font-name="Noto Mono" fo:font-size="10.5pt" officeooo:rsid="0036a2ad" officeooo:paragraph-rsid="00350d6a" style:font-size-asian="10.5pt" style:font-size-complex="10.5pt"/>
    </style:style>
    <style:style style:name="P149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fo:color="#dddddd" style:font-name="Noto Mono" fo:font-size="10.5pt" officeooo:rsid="00350d6a" officeooo:paragraph-rsid="00350d6a" style:font-size-asian="10.5pt" style:font-size-complex="10.5pt"/>
    </style:style>
    <style:style style:name="P150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fo:color="#808080" style:font-name="Noto Sans Cond" fo:font-size="12pt" fo:font-weight="normal" officeooo:rsid="003276fe" officeooo:paragraph-rsid="00334162" style:font-size-asian="10.5pt" style:font-weight-asian="normal" style:font-size-complex="12pt" style:font-weight-complex="normal"/>
    </style:style>
    <style:style style:name="P151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="none" style:join-border="false"/>
      <style:text-properties fo:color="#000000" style:font-name="Noto Sans Cond" fo:font-size="12pt" fo:font-weight="normal" officeooo:rsid="003342e9" officeooo:paragraph-rsid="00350d6a" style:font-size-asian="10.5pt" style:font-weight-asian="normal" style:font-size-complex="12pt" style:font-weight-complex="normal"/>
    </style:style>
    <style:style style:name="P152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1aabb0" officeooo:paragraph-rsid="001aabb0" style:font-size-asian="10.5pt" style:font-weight-asian="normal" style:font-size-complex="12pt" style:font-weight-complex="normal"/>
    </style:style>
    <style:style style:name="P153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="none" style:join-border="false"/>
      <style:text-properties style:font-name="Noto Sans Cond" fo:font-size="12pt" fo:font-weight="normal" officeooo:rsid="001daebd" officeooo:paragraph-rsid="001daebd" style:font-size-asian="10.5pt" style:font-weight-asian="normal" style:font-size-complex="12pt" style:font-weight-complex="normal"/>
    </style:style>
    <style:style style:name="P154" style:family="paragraph" style:parent-style-name="Standard">
      <loext:graphic-properties draw:fill="none"/>
      <style:paragraph-properties fo:margin-left="0cm" fo:margin-right="0cm" fo:text-indent="0cm" style:auto-text-indent="false" fo:background-color="transparent" fo:padding-left="0cm" fo:padding-right="0cm" fo:padding-top="0cm" fo:padding-bottom="0.074cm" fo:border="none" style:join-border="false"/>
      <style:text-properties officeooo:paragraph-rsid="00100395"/>
    </style:style>
    <style:style style:name="P155" style:family="paragraph" style:parent-style-name="Standard">
      <loext:graphic-properties draw:fill="none"/>
      <style:paragraph-properties fo:break-before="pag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style:font-name="Noto Sans" fo:font-size="32pt" fo:font-weight="normal" officeooo:rsid="001f5696" officeooo:paragraph-rsid="001f5696" style:font-size-asian="28pt" style:font-weight-asian="normal" style:font-size-complex="32pt" style:font-weight-complex="normal"/>
    </style:style>
    <style:style style:name="P156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ans Cond" fo:font-size="20pt" fo:font-weight="normal" officeooo:rsid="002456e8" officeooo:paragraph-rsid="002456e8" style:font-size-asian="17.5pt" style:font-weight-asian="normal" style:font-size-complex="20pt" style:font-weight-complex="normal"/>
    </style:style>
    <style:style style:name="P157" style:family="paragraph" style:parent-style-name="Standard">
      <loext:graphic-properties draw:fill="none"/>
      <style:paragraph-properties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ans Cond" fo:font-size="20pt" fo:font-weight="normal" officeooo:rsid="002e0e34" officeooo:paragraph-rsid="002e0e34" style:font-size-asian="20pt" style:font-weight-asian="normal" style:font-size-complex="20pt" style:font-weight-complex="normal"/>
    </style:style>
    <style:style style:name="P158" style:family="paragraph" style:parent-style-name="Standard" style:master-page-name="">
      <loext:graphic-properties draw:fill="none"/>
      <style:paragraph-properties fo:margin-left="6.001cm" fo:margin-right="0cm" fo:text-indent="0cm" style:auto-text-indent="false" style:page-number="auto" fo:background-color="transparent"/>
      <style:text-properties style:font-name="Noto Sans Cond" fo:font-size="26pt" fo:font-weight="bold" officeooo:rsid="000c70f6" officeooo:paragraph-rsid="003a939a" style:font-size-asian="26pt" style:font-weight-asian="bold" style:font-size-complex="26pt" style:font-weight-complex="bold"/>
    </style:style>
    <style:style style:name="P159" style:family="paragraph" style:parent-style-name="Standard" style:master-page-name="">
      <loext:graphic-properties draw:fill="none"/>
      <style:paragraph-properties fo:margin-left="6.001cm" fo:margin-right="0cm" fo:text-indent="0cm" style:auto-text-indent="false" style:page-number="auto" fo:background-color="transparent"/>
      <style:text-properties style:font-name="Noto Sans Cond" fo:font-size="26pt" fo:font-weight="bold" officeooo:rsid="000c70f6" officeooo:paragraph-rsid="000c70f6" style:font-size-asian="26pt" style:font-weight-asian="bold" style:font-size-complex="26pt" style:font-weight-complex="bold"/>
    </style:style>
    <style:style style:name="P160" style:family="paragraph">
      <loext:graphic-properties draw:fill-color="#000000"/>
    </style:style>
    <style:style style:name="P16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Noto Sans Cond" fo:font-size="16pt" style:font-size-asian="16pt" style:font-size-complex="16pt" fo:hyphenate="false"/>
    </style:style>
    <style:style style:name="P16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 Cond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Noto Sans Cond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Noto Sans Cond" fo:font-size="12pt" fo:font-weight="normal" officeooo:rsid="00100395" style:font-size-asian="10.5pt" style:font-weight-asian="normal" style:font-size-complex="12pt" style:font-weight-complex="normal"/>
    </style:style>
    <style:style style:name="T3" style:family="text">
      <style:text-properties style:font-name="Noto Sans Cond" fo:font-size="12pt" fo:font-weight="normal" officeooo:rsid="0016d3ca" style:font-size-asian="10.5pt" style:font-weight-asian="normal" style:font-size-complex="12pt" style:font-weight-complex="normal"/>
    </style:style>
    <style:style style:name="T4" style:family="text">
      <style:text-properties style:font-name="Noto Sans Cond" fo:font-size="12pt" fo:font-weight="normal" officeooo:rsid="0010f562" style:font-size-asian="10.5pt" style:font-weight-asian="normal" style:font-size-complex="12pt" style:font-weight-complex="normal"/>
    </style:style>
    <style:style style:name="T5" style:family="text">
      <style:text-properties style:font-name="Noto Sans Cond" fo:font-size="12pt" fo:font-weight="normal" officeooo:rsid="001784c6" style:font-size-asian="10.5pt" style:font-weight-asian="normal" style:font-size-complex="12pt" style:font-weight-complex="normal"/>
    </style:style>
    <style:style style:name="T6" style:family="text">
      <style:text-properties style:font-name="Noto Sans Cond" fo:font-size="12pt" fo:font-weight="normal" officeooo:rsid="001aabb0" style:font-size-asian="10.5pt" style:font-weight-asian="normal" style:font-size-complex="12pt" style:font-weight-complex="normal"/>
    </style:style>
    <style:style style:name="T7" style:family="text">
      <style:text-properties style:font-name="Noto Sans Cond" fo:font-size="12pt" fo:font-weight="normal" officeooo:rsid="001c243a" style:font-size-asian="10.5pt" style:font-weight-asian="normal" style:font-size-complex="12pt" style:font-weight-complex="normal"/>
    </style:style>
    <style:style style:name="T8" style:family="text">
      <style:text-properties style:font-name="Noto Sans Cond" fo:font-size="12pt" fo:font-weight="normal" officeooo:rsid="001d318c" style:font-size-asian="10.5pt" style:font-weight-asian="normal" style:font-size-complex="12pt" style:font-weight-complex="normal"/>
    </style:style>
    <style:style style:name="T9" style:family="text">
      <style:text-properties style:font-name="Noto Sans Cond" fo:font-size="12pt" fo:font-weight="normal" officeooo:rsid="00251cf6" style:font-size-asian="10.5pt" style:font-weight-asian="normal" style:font-size-complex="12pt" style:font-weight-complex="normal"/>
    </style:style>
    <style:style style:name="T10" style:family="text">
      <style:text-properties style:font-name="Noto Sans Cond" fo:font-size="12pt" fo:font-weight="normal" officeooo:rsid="0025b89b" style:font-size-asian="10.5pt" style:font-weight-asian="normal" style:font-size-complex="12pt" style:font-weight-complex="normal"/>
    </style:style>
    <style:style style:name="T11" style:family="text">
      <style:text-properties style:font-name="Noto Sans Cond" fo:font-size="12pt" fo:font-weight="normal" officeooo:rsid="00281171" style:font-size-asian="10.5pt" style:font-weight-asian="normal" style:font-size-complex="12pt" style:font-weight-complex="normal"/>
    </style:style>
    <style:style style:name="T12" style:family="text">
      <style:text-properties style:font-name="Noto Sans Cond" fo:font-size="12pt" fo:font-weight="normal" officeooo:rsid="0028fcff" style:font-size-asian="10.5pt" style:font-weight-asian="normal" style:font-size-complex="12pt" style:font-weight-complex="normal"/>
    </style:style>
    <style:style style:name="T13" style:family="text">
      <style:text-properties style:font-name="Noto Sans Cond" fo:font-size="12pt" fo:font-weight="normal" officeooo:rsid="002906c2" style:font-size-asian="10.5pt" style:font-weight-asian="normal" style:font-size-complex="12pt" style:font-weight-complex="normal"/>
    </style:style>
    <style:style style:name="T14" style:family="text">
      <style:text-properties style:font-name="Noto Sans Cond" fo:font-size="12pt" fo:font-weight="normal" officeooo:rsid="002aa4de" style:font-size-asian="10.5pt" style:font-weight-asian="normal" style:font-size-complex="12pt" style:font-weight-complex="normal"/>
    </style:style>
    <style:style style:name="T15" style:family="text">
      <style:text-properties style:font-name="Noto Sans Cond" fo:font-size="12pt" fo:font-weight="normal" officeooo:rsid="002b6e9d" style:font-size-asian="10.5pt" style:font-weight-asian="normal" style:font-size-complex="12pt" style:font-weight-complex="normal"/>
    </style:style>
    <style:style style:name="T16" style:family="text">
      <style:text-properties style:font-name="Noto Sans Cond" fo:font-size="12pt" fo:font-weight="normal" officeooo:rsid="002c41cd" style:font-size-asian="10.5pt" style:font-weight-asian="normal" style:font-size-complex="12pt" style:font-weight-complex="normal"/>
    </style:style>
    <style:style style:name="T17" style:family="text">
      <style:text-properties style:font-name="Noto Sans Cond" fo:font-size="12pt" fo:font-weight="normal" officeooo:rsid="003342e9" style:font-size-asian="10.5pt" style:font-weight-asian="normal" style:font-size-complex="12pt" style:font-weight-complex="normal"/>
    </style:style>
    <style:style style:name="T18" style:family="text">
      <style:text-properties style:font-name="Noto Sans Cond" fo:font-size="12pt" fo:font-weight="normal" officeooo:rsid="00350d6a" style:font-size-asian="10.5pt" style:font-weight-asian="normal" style:font-size-complex="12pt" style:font-weight-complex="normal"/>
    </style:style>
    <style:style style:name="T19" style:family="text">
      <style:text-properties style:font-name="Noto Sans Cond" fo:font-size="12pt" fo:font-weight="normal" officeooo:rsid="0038bc86" style:font-size-asian="10.5pt" style:font-weight-asian="normal" style:font-size-complex="12pt" style:font-weight-complex="normal"/>
    </style:style>
    <style:style style:name="T20" style:family="text">
      <style:text-properties style:font-name="Noto Sans Cond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Noto Sans Cond" fo:font-size="12pt" fo:font-style="normal" fo:font-weight="normal" officeooo:rsid="00100395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Noto Sans Cond" fo:font-size="12pt" fo:font-style="normal" fo:font-weight="normal" officeooo:rsid="00107149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Noto Sans Cond" fo:font-size="12pt" fo:font-style="normal" fo:font-weight="normal" officeooo:rsid="0010f562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Noto Sans Cond" fo:font-size="12pt" fo:font-style="normal" fo:font-weight="normal" officeooo:rsid="001c243a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Noto Sans Cond" fo:font-size="12pt" fo:font-style="normal" fo:font-weight="normal" officeooo:rsid="0038bc86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Noto Sans Cond" fo:font-size="12pt" fo:font-style="normal" fo:font-weight="normal" officeooo:rsid="003a939a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Noto Sans Cond" fo:font-size="12pt" fo:font-style="italic" fo:font-weight="normal" officeooo:rsid="001aabb0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Noto Sans Cond" fo:font-size="12pt" fo:font-style="italic" fo:font-weight="normal" officeooo:rsid="001c243a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Noto Sans Cond" fo:font-size="12pt" fo:font-style="italic" fo:font-weight="normal" officeooo:rsid="00251cf6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Noto Sans Cond" fo:font-size="12pt" fo:font-style="italic" fo:font-weight="normal" officeooo:rsid="001c243a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Noto Sans Cond" fo:font-size="12pt" fo:font-weight="bold" officeooo:rsid="00334162" style:font-size-asian="10.5pt" style:font-weight-asian="bold" style:font-size-complex="12pt" style:font-weight-complex="bold"/>
    </style:style>
    <style:style style:name="T32" style:family="text">
      <style:text-properties style:font-name="Noto Sans Cond" fo:font-size="12pt" fo:font-weight="bold" officeooo:rsid="003342e9" style:font-size-asian="10.5pt" style:font-weight-asian="bold" style:font-size-complex="12pt" style:font-weight-complex="bold"/>
    </style:style>
    <style:style style:name="T33" style:family="text">
      <style:text-properties style:font-name="Noto Sans Cond" fo:font-weight="normal" style:font-weight-asian="normal" style:font-weight-complex="normal"/>
    </style:style>
    <style:style style:name="T34" style:family="text">
      <style:text-properties style:font-name="Noto Sans Cond" fo:font-weight="normal" officeooo:rsid="001d318c" style:font-weight-asian="normal" style:font-weight-complex="normal"/>
    </style:style>
    <style:style style:name="T35" style:family="text">
      <style:text-properties style:font-name="Noto Sans Cond" fo:font-weight="normal" officeooo:rsid="001daebd" style:font-weight-asian="normal" style:font-weight-complex="normal"/>
    </style:style>
    <style:style style:name="T36" style:family="text">
      <style:text-properties style:font-name="Noto Sans Cond" fo:font-weight="normal" officeooo:rsid="00227d57" style:font-weight-asian="normal" style:font-weight-complex="normal"/>
    </style:style>
    <style:style style:name="T37" style:family="text">
      <style:text-properties style:font-name="Noto Sans Cond" fo:font-weight="normal" officeooo:rsid="002456e8" style:font-weight-asian="normal" style:font-weight-complex="normal"/>
    </style:style>
    <style:style style:name="T38" style:family="text">
      <style:text-properties style:font-name="Noto Sans Cond" fo:font-weight="normal" officeooo:rsid="0025d6f9" style:font-weight-asian="normal" style:font-weight-complex="normal"/>
    </style:style>
    <style:style style:name="T39" style:family="text">
      <style:text-properties style:font-name="Noto Sans Cond" fo:font-weight="normal" officeooo:rsid="002c41cd" style:font-weight-asian="normal" style:font-weight-complex="normal"/>
    </style:style>
    <style:style style:name="T40" style:family="text">
      <style:text-properties style:font-name="Noto Sans Cond" fo:font-style="italic" fo:font-weight="normal" style:font-weight-asian="normal" style:font-weight-complex="normal"/>
    </style:style>
    <style:style style:name="T41" style:family="text">
      <style:text-properties style:font-name="Noto Sans Cond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Noto Sans Cond" fo:font-size="26pt" fo:font-weight="bold" officeooo:rsid="000c70f6" style:font-size-asian="26pt" style:font-weight-asian="bold" style:font-size-complex="26pt" style:font-weight-complex="bold"/>
    </style:style>
    <style:style style:name="T43" style:family="text">
      <style:text-properties style:font-name="Noto Sans Cond" fo:font-size="26pt" fo:font-weight="bold" officeooo:rsid="0038bc86" style:font-size-asian="26pt" style:font-weight-asian="bold" style:font-size-complex="26pt" style:font-weight-complex="bold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1aabb0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1daebd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28fcff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2b6e9d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2aa4de" style:font-size-asian="10.5pt" style:font-weight-asian="normal" style:font-size-complex="12pt" style:font-weight-complex="normal"/>
    </style:style>
    <style:style style:name="T50" style:family="text">
      <style:text-properties fo:font-size="12pt" officeooo:rsid="000c70f6" style:font-size-asian="10.5pt" style:font-size-complex="12pt"/>
    </style:style>
    <style:style style:name="T51" style:family="text">
      <style:text-properties fo:font-size="12pt" fo:font-style="italic" fo:font-weight="normal" officeooo:rsid="001aabb0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size="12pt" fo:font-weight="bold" officeooo:rsid="001aabb0" style:font-size-asian="10.5pt" style:font-weight-asian="normal" style:font-size-complex="12pt" style:font-weight-complex="normal"/>
    </style:style>
    <style:style style:name="T53" style:family="text">
      <style:text-properties officeooo:rsid="000e5a8b"/>
    </style:style>
    <style:style style:name="T54" style:family="text">
      <style:text-properties officeooo:rsid="00153cda"/>
    </style:style>
    <style:style style:name="T55" style:family="text">
      <style:text-properties officeooo:rsid="0016d3ca"/>
    </style:style>
    <style:style style:name="T56" style:family="text">
      <style:text-properties officeooo:rsid="001784c6"/>
    </style:style>
    <style:style style:name="T57" style:family="text">
      <style:text-properties officeooo:rsid="001aabb0"/>
    </style:style>
    <style:style style:name="T58" style:family="text">
      <style:text-properties style:text-position="super 58%" officeooo:rsid="001aabb0"/>
    </style:style>
    <style:style style:name="T59" style:family="text">
      <style:text-properties style:text-position="super 58%" style:font-name="Noto Sans Cond" fo:font-size="12pt" fo:font-weight="normal" officeooo:rsid="001aabb0" style:font-size-asian="10.5pt" style:font-weight-asian="normal" style:font-size-complex="12pt" style:font-weight-complex="normal"/>
    </style:style>
    <style:style style:name="T60" style:family="text">
      <style:text-properties style:text-position="super 58%" style:font-name="Noto Sans Cond" fo:font-size="12pt" fo:font-weight="normal" officeooo:rsid="003342e9" style:font-size-asian="10.5pt" style:font-weight-asian="normal" style:font-size-complex="12pt" style:font-weight-complex="normal"/>
    </style:style>
    <style:style style:name="T61" style:family="text">
      <style:text-properties style:text-position="0% 100%" officeooo:rsid="001aabb0"/>
    </style:style>
    <style:style style:name="T62" style:family="text">
      <style:text-properties style:text-position="0% 100%" style:font-name="Noto Sans Cond" fo:font-weight="normal" style:font-weight-asian="normal" style:font-weight-complex="normal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0ac44" style:font-weight-asian="normal" style:font-weight-complex="normal"/>
    </style:style>
    <style:style style:name="T65" style:family="text">
      <style:text-properties fo:font-weight="normal" officeooo:rsid="00275f3f" style:font-weight-asian="normal" style:font-weight-complex="normal"/>
    </style:style>
    <style:style style:name="T66" style:family="text">
      <style:text-properties fo:font-weight="normal" officeooo:rsid="0028fcff" style:font-weight-asian="normal" style:font-weight-complex="normal"/>
    </style:style>
    <style:style style:name="T67" style:family="text">
      <style:text-properties fo:font-weight="normal" officeooo:rsid="0036bd06" style:font-weight-asian="normal" style:font-weight-complex="normal"/>
    </style:style>
    <style:style style:name="T68" style:family="text">
      <style:text-properties officeooo:rsid="001daebd"/>
    </style:style>
    <style:style style:name="T69" style:family="text">
      <style:text-properties style:font-name="Noto Mono" fo:font-weight="normal" officeooo:rsid="00275f3f" style:font-weight-asian="normal" style:font-weight-complex="normal"/>
    </style:style>
    <style:style style:name="T70" style:family="text">
      <style:text-properties style:font-name="Noto Mono" fo:font-weight="normal" officeooo:rsid="00281171" style:font-weight-asian="normal" style:font-weight-complex="normal"/>
    </style:style>
    <style:style style:name="T71" style:family="text">
      <style:text-properties style:font-name="Noto Mono" fo:font-weight="normal" officeooo:rsid="002e0e34" style:font-weight-asian="normal" style:font-weight-complex="normal"/>
    </style:style>
    <style:style style:name="T72" style:family="text">
      <style:text-properties style:font-name="Noto Mono" fo:font-size="10.5pt" fo:font-weight="normal" officeooo:rsid="003276fe" style:font-size-asian="10.5pt" style:font-weight-asian="normal" style:font-size-complex="10.5pt" style:font-weight-complex="normal"/>
    </style:style>
    <style:style style:name="T73" style:family="text">
      <style:text-properties officeooo:rsid="00281171"/>
    </style:style>
    <style:style style:name="T74" style:family="text"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2ec70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05ff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07c46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07c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1c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23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Noto Sans Cond" fo:font-size="12pt" fo:font-style="normal" fo:text-shadow="none" style:text-underline-style="none" fo:font-weight="normal" officeooo:rsid="003276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Noto Sans Cond" fo:font-size="12pt" fo:font-style="italic" fo:text-shadow="none" style:text-underline-style="none" fo:font-weight="normal" style:font-size-asian="10.5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Noto Sans Cond" fo:font-size="12pt" fo:font-style="italic" fo:text-shadow="none" style:text-underline-style="none" fo:font-weight="normal" officeooo:rsid="00305ffa" style:font-size-asian="10.5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84" style:family="text">
      <style:text-properties fo:color="#000000" fo:font-weight="normal" style:font-weight-asian="normal" style:font-weight-complex="normal"/>
    </style:style>
    <style:style style:name="T8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color="#000000" fo:font-style="normal" fo:font-weight="normal" officeooo:rsid="00350d6a" style:font-style-asian="normal" style:font-weight-asian="normal" style:font-style-complex="normal" style:font-weight-complex="normal"/>
    </style:style>
    <style:style style:name="T87" style:family="text">
      <style:text-properties fo:color="#000000" style:font-name="Noto Mono" fo:font-size="10.5pt" fo:font-weight="normal" officeooo:rsid="003342e9" style:font-size-asian="10.5pt" style:font-weight-asian="normal" style:font-size-complex="10.5pt" style:font-weight-complex="normal"/>
    </style:style>
    <style:style style:name="T88" style:family="text">
      <style:text-properties style:font-size-asian="10.5pt"/>
    </style:style>
    <style:style style:name="T89" style:family="text">
      <style:text-properties officeooo:rsid="002ec70a" style:font-size-asian="10.5pt"/>
    </style:style>
    <style:style style:name="T90" style:family="text">
      <style:text-properties officeooo:rsid="00305ffa" style:font-size-asian="10.5pt"/>
    </style:style>
    <style:style style:name="T91" style:family="text">
      <style:text-properties officeooo:rsid="00307c46" style:font-size-asian="10.5pt"/>
    </style:style>
    <style:style style:name="T92" style:family="text">
      <style:text-properties officeooo:rsid="00307c46"/>
    </style:style>
    <style:style style:name="T93" style:family="text">
      <style:text-properties officeooo:rsid="0031c168"/>
    </style:style>
    <style:style style:name="T94" style:family="text">
      <style:text-properties officeooo:rsid="003276fe"/>
    </style:style>
    <style:style style:name="T95" style:family="text">
      <style:text-properties fo:font-size="11pt" fo:font-weight="normal" officeooo:rsid="00334162" style:font-size-asian="11pt" style:font-weight-asian="normal" style:font-size-complex="11pt" style:font-weight-complex="normal"/>
    </style:style>
    <style:style style:name="T96" style:family="text">
      <style:text-properties fo:font-size="11pt" fo:font-weight="normal" officeooo:rsid="00350d6a" style:font-size-asian="11pt" style:font-weight-asian="normal" style:font-size-complex="11pt" style:font-weight-complex="normal"/>
    </style:style>
    <style:style style:name="T97" style:family="text">
      <style:text-properties fo:color="#808080"/>
    </style:style>
    <style:style style:name="T98" style:family="text">
      <style:text-properties fo:color="#808080" fo:font-size="10.5pt" fo:font-weight="normal" style:font-weight-asian="normal" style:font-size-complex="10.5pt" style:font-weight-complex="normal"/>
    </style:style>
    <style:style style:name="T99" style:family="text">
      <style:text-properties fo:color="#808080" fo:font-weight="normal" style:font-weight-asian="normal" style:font-weight-complex="normal"/>
    </style:style>
    <style:style style:name="T100" style:family="text">
      <style:text-properties fo:color="#808080" style:font-name="Noto Mono" fo:font-size="10.5pt" fo:font-weight="normal" officeooo:rsid="003276fe" style:font-size-asian="10.5pt" style:font-weight-asian="normal" style:font-size-complex="10.5pt" style:font-weight-complex="normal"/>
    </style:style>
    <style:style style:name="T101" style:family="text">
      <style:text-properties fo:color="#808080" officeooo:rsid="00350d6a"/>
    </style:style>
    <style:style style:name="T102" style:family="text">
      <style:text-properties fo:color="#808080" fo:background-color="transparent" loext:char-shading-value="0"/>
    </style:style>
    <style:style style:name="T103" style:family="text">
      <style:text-properties fo:color="#3465a4"/>
    </style:style>
    <style:style style:name="T104" style:family="text">
      <style:text-properties fo:color="#3465a4" fo:font-weight="normal" style:font-weight-asian="normal" style:font-weight-complex="normal"/>
    </style:style>
    <style:style style:name="T105" style:family="text">
      <style:text-properties fo:color="#3465a4" style:font-name="Noto Mono" fo:font-size="10.5pt" fo:font-weight="normal" officeooo:rsid="003276fe" style:font-size-asian="10.5pt" style:font-weight-asian="normal" style:font-size-complex="10.5pt" style:font-weight-complex="normal"/>
    </style:style>
    <style:style style:name="T106" style:family="text">
      <style:text-properties fo:color="#3465a4" style:font-name="Noto Mono" fo:font-size="10.5pt" fo:font-weight="normal" officeooo:rsid="00355404" style:font-size-asian="10.5pt" style:font-weight-asian="normal" style:font-size-complex="10.5pt" style:font-weight-complex="normal"/>
    </style:style>
    <style:style style:name="T107" style:family="text">
      <style:text-properties fo:color="#168253"/>
    </style:style>
    <style:style style:name="T108" style:family="text">
      <style:text-properties fo:color="#168253" fo:font-weight="normal" style:font-weight-asian="normal" style:font-weight-complex="normal"/>
    </style:style>
    <style:style style:name="T109" style:family="text">
      <style:text-properties fo:color="#168253" style:font-name="Noto Mono" fo:font-size="10.5pt" fo:font-weight="normal" officeooo:rsid="003276fe" style:font-size-asian="10.5pt" style:font-weight-asian="normal" style:font-size-complex="10.5pt" style:font-weight-complex="normal"/>
    </style:style>
    <style:style style:name="T110" style:family="text">
      <style:text-properties fo:color="#ea7500"/>
    </style:style>
    <style:style style:name="T111" style:family="text">
      <style:text-properties fo:color="#ea7500" style:font-name="Noto Mono" fo:font-size="10.5pt" fo:font-weight="normal" officeooo:rsid="003276fe" style:font-size-asian="10.5pt" style:font-weight-asian="normal" style:font-size-complex="10.5pt" style:font-weight-complex="normal"/>
    </style:style>
    <style:style style:name="T112" style:family="text">
      <style:text-properties fo:color="#b85c00"/>
    </style:style>
    <style:style style:name="T113" style:family="text">
      <style:text-properties fo:color="#b85c00" style:font-name="Noto Mono" fo:font-size="10.5pt" fo:font-weight="normal" officeooo:rsid="003276fe" style:font-size-asian="10.5pt" style:font-weight-asian="normal" style:font-size-complex="10.5pt" style:font-weight-complex="normal"/>
    </style:style>
    <style:style style:name="T114" style:family="text">
      <style:text-properties fo:color="#ff0000"/>
    </style:style>
    <style:style style:name="T115" style:family="text">
      <style:text-properties fo:color="#ff0000" style:font-name="Noto Mono" fo:font-size="10.5pt" fo:font-weight="normal" officeooo:rsid="003276fe" style:font-size-asian="10.5pt" style:font-weight-asian="normal" style:font-size-complex="10.5pt" style:font-weight-complex="normal"/>
    </style:style>
    <style:style style:name="T116" style:family="text">
      <style:text-properties fo:color="#780373"/>
    </style:style>
    <style:style style:name="T117" style:family="text">
      <style:text-properties fo:color="#780373" fo:font-weight="normal" style:font-weight-asian="normal" style:font-weight-complex="normal"/>
    </style:style>
    <style:style style:name="T118" style:family="text">
      <style:text-properties fo:color="#780373" style:font-name="Noto Mono" fo:font-size="10.5pt" fo:font-weight="normal" officeooo:rsid="003276fe" style:font-size-asian="10.5pt" style:font-weight-asian="normal" style:font-size-complex="10.5pt" style:font-weight-complex="normal"/>
    </style:style>
    <style:style style:name="T119" style:family="text">
      <style:text-properties fo:color="#dddddd"/>
    </style:style>
    <style:style style:name="T120" style:family="text">
      <style:text-properties fo:color="#dddddd" fo:font-size="10.5pt" fo:font-weight="normal" officeooo:rsid="00334162" style:font-weight-asian="normal" style:font-size-complex="10.5pt" style:font-weight-complex="normal"/>
    </style:style>
    <style:style style:name="T121" style:family="text">
      <style:text-properties fo:color="#dddddd" fo:font-size="11pt" fo:font-weight="normal" officeooo:rsid="00334162" style:font-size-asian="11pt" style:font-weight-asian="normal" style:font-size-complex="11pt" style:font-weight-complex="normal"/>
    </style:style>
    <style:style style:name="T122" style:family="text">
      <style:text-properties fo:color="#dddddd" fo:font-size="11pt" fo:font-weight="normal" officeooo:rsid="00350d6a" style:font-size-asian="11pt" style:font-weight-asian="normal" style:font-size-complex="11pt" style:font-weight-complex="normal"/>
    </style:style>
    <style:style style:name="T123" style:family="text">
      <style:text-properties fo:color="#dddddd" fo:font-weight="normal" style:font-weight-asian="normal" style:font-weight-complex="normal"/>
    </style:style>
    <style:style style:name="T124" style:family="text">
      <style:text-properties fo:color="#dddddd" fo:font-weight="normal" officeooo:rsid="00334162" style:font-weight-asian="normal" style:font-weight-complex="normal"/>
    </style:style>
    <style:style style:name="T125" style:family="text">
      <style:text-properties fo:color="#dddddd" style:font-name="Noto Mono" fo:font-size="11pt" fo:font-weight="normal" officeooo:rsid="00334162" style:font-size-asian="11pt" style:font-weight-asian="normal" style:font-size-complex="11pt" style:font-weight-complex="normal"/>
    </style:style>
    <style:style style:name="T126" style:family="text">
      <style:text-properties fo:color="#dddddd" style:font-name="Noto Mono" fo:font-size="11pt" fo:font-weight="normal" officeooo:rsid="003342e9" style:font-size-asian="11pt" style:font-weight-asian="normal" style:font-size-complex="11pt" style:font-weight-complex="normal"/>
    </style:style>
    <style:style style:name="T127" style:family="text">
      <style:text-properties fo:color="#dddddd" style:font-name="Noto Mono" fo:font-size="10.5pt" fo:font-weight="normal" officeooo:rsid="00355404" style:font-size-asian="10.5pt" style:font-weight-asian="normal" style:font-size-complex="10.5pt" style:font-weight-complex="normal"/>
    </style:style>
    <style:style style:name="T128" style:family="text">
      <style:text-properties fo:color="#dddddd" officeooo:rsid="00350d6a"/>
    </style:style>
    <style:style style:name="T129" style:family="text">
      <style:text-properties fo:color="#dddddd" officeooo:rsid="00355404"/>
    </style:style>
    <style:style style:name="T130" style:family="text">
      <style:text-properties fo:color="#dddddd" officeooo:rsid="0036a2ad"/>
    </style:style>
    <style:style style:name="T131" style:family="text">
      <style:text-properties fo:color="#224b12"/>
    </style:style>
    <style:style style:name="T132" style:family="text">
      <style:text-properties fo:color="#224b12" fo:font-weight="normal" style:font-weight-asian="normal" style:font-weight-complex="normal"/>
    </style:style>
    <style:style style:name="T133" style:family="text">
      <style:text-properties fo:color="#224b12" style:font-name="Noto Mono" fo:font-size="10.5pt" fo:font-weight="normal" officeooo:rsid="003276fe" style:font-size-asian="10.5pt" style:font-weight-asian="normal" style:font-size-complex="10.5pt" style:font-weight-complex="normal"/>
    </style:style>
    <style:style style:name="T134" style:family="text">
      <style:text-properties fo:color="#e16173"/>
    </style:style>
    <style:style style:name="T135" style:family="text">
      <style:text-properties fo:color="#5eb91e"/>
    </style:style>
    <style:style style:name="T136" style:family="text">
      <style:text-properties fo:color="#999999" officeooo:rsid="00355404"/>
    </style:style>
    <style:style style:name="T137" style:family="text">
      <style:text-properties fo:color="#999999" officeooo:rsid="003342e9"/>
    </style:style>
    <style:style style:name="T138" style:family="text">
      <style:text-properties fo:color="#b2b2b2"/>
    </style:style>
    <style:style style:name="T139" style:family="text">
      <style:text-properties fo:color="#b2b2b2" officeooo:rsid="00355404"/>
    </style:style>
    <style:style style:name="T140" style:family="text">
      <style:text-properties fo:color="#b2b2b2" officeooo:rsid="00350d6a"/>
    </style:style>
    <style:style style:name="T141" style:family="text">
      <style:text-properties fo:color="#b2b2b2" fo:font-weight="normal" style:font-weight-asian="normal" style:font-weight-complex="normal"/>
    </style:style>
    <style:style style:name="T142" style:family="text">
      <style:text-properties fo:color="#b2b2b2" style:font-name="Noto Mono" fo:font-size="10.5pt" fo:font-weight="normal" officeooo:rsid="00355404" style:font-size-asian="10.5pt" style:font-weight-asian="normal" style:font-size-complex="10.5pt" style:font-weight-complex="normal"/>
    </style:style>
    <style:style style:name="T143" style:family="text">
      <style:text-properties style:font-name="Noto Sans" fo:font-size="32pt" fo:font-weight="normal" officeooo:rsid="003276fe" style:font-size-asian="28pt" style:font-weight-asian="normal" style:font-size-complex="32pt" style:font-weight-complex="normal"/>
    </style:style>
    <style:style style:name="T144" style:family="text">
      <style:text-properties style:font-name="Noto Sans" fo:font-size="32pt" fo:font-weight="normal" officeooo:rsid="0036a2ad" style:font-size-asian="28pt" style:font-weight-asian="normal" style:font-size-complex="32pt" style:font-weight-complex="normal"/>
    </style:style>
    <style:style style:name="T145" style:family="text">
      <style:text-properties officeooo:rsid="0038bc86"/>
    </style:style>
    <style:style style:name="T146" style:family="text">
      <style:text-properties officeooo:rsid="003a939a"/>
    </style:style>
    <style:style style:name="T147" style:family="text">
      <style:text-properties style:font-name="Noto Sans Cond" fo:font-size="16pt" style:font-size-asian="16pt" style:font-size-complex="16pt"/>
    </style:style>
    <style:style style:name="T148" style:family="text">
      <style:text-properties style:font-name="Noto Sans Cond" fo:font-size="12pt" style:font-size-asian="12pt" style:font-size-complex="12pt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 Cond" fo:font-size="2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 Cond" fo:font-size="1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19cm" fo:text-indent="-0.635cm" fo:margin-left="1.6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4cm" fo:text-indent="-0.635cm" fo:margin-left="2.2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89cm" fo:text-indent="-0.635cm" fo:margin-left="2.8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24cm" fo:text-indent="-0.635cm" fo:margin-left="3.5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59cm" fo:text-indent="-0.635cm" fo:margin-left="4.1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94cm" fo:text-indent="-0.635cm" fo:margin-left="4.7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29cm" fo:text-indent="-0.635cm" fo:margin-left="5.4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64cm" fo:text-indent="-0.635cm" fo:margin-left="6.0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99cm" fo:text-indent="-0.635cm" fo:margin-left="6.6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34cm" fo:text-indent="-0.635cm" fo:margin-left="7.3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style:style style:name="gr1" style:family="graphic">
      <style:graphic-properties draw:stroke="solid" svg:stroke-color="#000000" draw:marker-end="Arrowhead_20_1" draw:fill-color="#000000" draw:textarea-horizontal-align="justify" draw:textarea-vertical-align="middle" draw:auto-grow-height="false" fo:min-height="1.236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marker-end="Arrowhead_20_1" draw:fill-color="#000000" draw:textarea-horizontal-align="justify" draw:textarea-vertical-align="middle" draw:auto-grow-height="false" fo:min-height="0.127cm" fo:min-width="1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draw:textarea-vertical-align="middle" fo:min-height="2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draw:textarea-vertical-align="middle" fo:min-height="2.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draw:textarea-vertical-align="middle" fo:min-height="2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draw:textarea-vertical-align="middle" fo:min-height="9.8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5"/>
      <text:p text:style-name="P5"/>
      <text:p text:style-name="P159">Język Pseudo-Assembler</text:p>
      <text:p text:style-name="P158">I<text:span text:style-name="T146">nstrukcja Obsługi</text:span></text:p>
      <text:p text:style-name="P9">MIT License</text:p>
      <text:p text:style-name="P7"/>
      <text:p text:style-name="P8"><text:span text:style-name="T50">Copyright </text:span>© <text:span text:style-name="T50">2019 Tomasz Herman</text:span></text:p>
      <text:p text:style-name="P6"/>
      <text:p text:style-name="P6">Permission is hereby granted, free of charge, to any person obtaining a copy</text:p>
      <text:p text:style-name="P6">of this software and associated documentation files (the "Software"), to deal</text:p>
      <text:p text:style-name="P6">in the Software without restriction, including without limitation the rights</text:p>
      <text:p text:style-name="P6">to use, copy, modify, merge, publish, distribute, sublicense, and/or sell</text:p>
      <text:p text:style-name="P6">copies of the Software, and to permit persons to whom the Software is</text:p>
      <text:p text:style-name="P6">furnished to do so, subject to the following conditions:</text:p>
      <text:p text:style-name="P6"/>
      <text:p text:style-name="P6">The above copyright notice and this permission notice shall be included in all</text:p>
      <text:p text:style-name="P6">copies or substantial portions of the Software.</text:p>
      <text:p text:style-name="P6"/>
      <text:p text:style-name="P6">THE SOFTWARE IS PROVIDED "AS IS", WITHOUT WARRANTY OF ANY KIND, EXPRESS OR</text:p>
      <text:p text:style-name="P6">IMPLIED, INCLUDING BUT NOT LIMITED TO THE WARRANTIES OF MERCHANTABILITY,</text:p>
      <text:p text:style-name="P6">FITNESS FOR A PARTICULAR PURPOSE AND NONINFRINGEMENT. IN NO EVENT SHALL THE</text:p>
      <text:p text:style-name="P6">AUTHORS OR COPYRIGHT HOLDERS BE LIABLE FOR ANY CLAIM, DAMAGES OR OTHER</text:p>
      <text:p text:style-name="P6">LIABILITY, WHETHER IN AN ACTION OF CONTRACT, TORT OR OTHERWISE, ARISING FROM,</text:p>
      <text:p text:style-name="P6">OUT OF OR IN CONNECTION WITH THE SOFTWARE OR THE USE OR OTHER DEALINGS IN THE</text:p>
      <text:p text:style-name="P6">SOFTWARE.</text:p>
      <text:p text:style-name="P10">Przedmowa</text:p>
      <text:p text:style-name="P12"/>
      <text:p text:style-name="P154"><text:span text:style-name="T2">T</text:span><text:span text:style-name="T19">a Instrukcja Obsługi</text:span><text:span text:style-name="T21"> j</text:span><text:span text:style-name="T22">est dokumentacją składni języka Pseudo-Assembler. Wyjaśnia on</text:span><text:span text:style-name="T26">a</text:span><text:span text:style-name="T22"> także sposób działania uproszczonego modelu komputera. Jest on</text:span><text:span text:style-name="T26">a</text:span><text:span text:style-name="T22"> skierowana dla niedoświadczonych programistów rozpoczynających swoją przygodę z programowaniem, jako wstęp do języków niskiego poziomu </text:span><text:span text:style-name="T23">takich jak języki asemblerowe lub języków średniego poziomu takich jak C.</text:span></text:p>
      <text:p text:style-name="P12"/>
      <text:p text:style-name="P11">Model Komputera</text:p>
      <text:p text:style-name="P14"/>
      <text:p text:style-name="P14">Pierwsze komputery były budowane w celu rozwiązywania konkretnego problemu.</text:p>
      <text:p text:style-name="P14">Jeśli za pomocą komputera miało być rozwiązane inne zadanie, należało zbudować inny komputer lub w najlepszym razie zmienić fizyczną budowę już istniejącego. Sytuacja zmieniła się od momentu opracowania przez Johna von Neumanna <text:span text:style-name="T54">w 1945 roku</text:span> modelu komputera. jest to, że dane przechowywane są wspólnie z instrukcjami, co sprawia, że są kodowane w ten sam sposób <text:span text:style-name="T54">najczęściej binarnie</text:span>. </text:p>
      <text:p text:style-name="P14"><draw:frame text:anchor-type="paragraph" draw:z-index="0" draw:name="Kształt1" draw:style-name="gr6" draw:text-style-name="P163" svg:width="7.769cm" svg:height="9.886cm" svg:x="-0.041cm" svg:y="0.18cm"><draw:text-box><text:p text:style-name="P161"><text:span text:style-name="T149">PROCESOR(CPU)</text:span></text:p><text:p text:style-name="P161"><text:span text:style-name="T150">ARYTMOMETR</text:span></text:p><text:p text:style-name="P161"><text:span text:style-name="T150">UKŁAD STEROWANIA</text:span></text:p><text:p text:style-name="P161"><text:span text:style-name="T150">REJESTRY</text:span></text:p></draw:text-box></draw:frame><draw:frame text:anchor-type="paragraph" draw:z-index="1" draw:name="Kształt2" draw:style-name="gr5" draw:text-style-name="P162" svg:width="7.771cm" svg:height="2.289cm" svg:x="9.569cm" svg:y="0.18cm"><draw:text-box><text:p text:style-name="P161"><text:span text:style-name="T147">PAMIĘĆ RAM/ROM</text:span></text:p></draw:text-box></draw:frame><draw:frame text:anchor-type="paragraph" draw:z-index="2" draw:name="Kształt2" draw:style-name="gr4" draw:text-style-name="P162" svg:width="7.772cm" svg:height="2.29cm" svg:x="9.59cm" svg:y="7.779cm"><draw:text-box><text:p text:style-name="P161"><text:span text:style-name="T147">WEJŚCIE/WYJŚCIE</text:span></text:p><text:p text:style-name="P161"><text:span text:style-name="T148">KLAWIATURA <text:s/>MYSZ <text:s/>MONITOR <text:s/>ITP.</text:span></text:p></draw:text-box></draw:frame><draw:frame text:anchor-type="paragraph" draw:z-index="3" draw:name="Kształt2" draw:style-name="gr3" draw:text-style-name="P162" svg:width="7.774cm" svg:height="2.225cm" svg:x="9.611cm" svg:y="4.011cm"><draw:text-box><text:p text:style-name="P161"><text:span text:style-name="T147">MAGISTRALA SYSTEMOWA</text:span></text:p></draw:text-box></draw:frame><draw:custom-shape text:anchor-type="paragraph" draw:z-index="4" draw:name="Kształt3" draw:style-name="gr2" draw:text-style-name="P160" svg:width="1.885cm" svg:height="0.255cm" svg:x="7.728cm" svg:y="5.09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5" draw:name="Kształt4" draw:style-name="gr1" draw:text-style-name="P160" svg:width="0.318cm" svg:height="1.544cm" svg:x="13.252cm" svg:y="6.23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" draw:name="Kształt4" draw:style-name="gr1" draw:text-style-name="P160" svg:width="0.318cm" svg:height="1.544cm" svg:x="13.231cm" svg:y="2.468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W architekturze tej komputer składa się z:</text:p>
      <text:list xml:id="list3472133182" text:style-name="L1">
        <text:list-item>
          <text:p text:style-name="P87">pamięci komputerowej<text:span text:style-name="T55">(RAM/ROM)</text:span> przechowującej dane programu oraz instrukcje programu; każda komórka pamięci ma unikatowy identyfikator nazywany jej adresem</text:p>
        </text:list-item>
        <text:list-item>
          <text:p text:style-name="P131"><text:span text:style-name="T4">u</text:span><text:span text:style-name="T3">kładu sterowania</text:span><text:span text:style-name="T4"> p</text:span><text:span text:style-name="T5">obierającego</text:span><text:span text:style-name="T4"> dan</text:span><text:span text:style-name="T5">e</text:span><text:span text:style-name="T4"> i instrukcj</text:span><text:span text:style-name="T5">e</text:span><text:span text:style-name="T4"> z pamięci i </text:span><text:span text:style-name="T5">przetwarzający je sekwencynie</text:span></text:p>
        </text:list-item>
        <text:list-item>
          <text:p text:style-name="P131"><text:span text:style-name="T4">a</text:span><text:span text:style-name="T3">rytmometru wykonującego operacje arytmetyczne i logiczne</text:span></text:p>
        </text:list-item>
        <text:list-item>
          <text:p text:style-name="P132"><text:span text:style-name="T4">r</text:span><text:span text:style-name="T3">ejestrów czyli bardzo szybkiej pamięci podręcznej procesora; wyróżnia się rejestry:</text:span></text:p>
          <text:list>
            <text:list-item>
              <text:p text:style-name="P133"><text:span text:style-name="T1">16 rejestrów ogólnego zastosowania do przechowywania liczb stało-pozycyjnych i adresów pamięci; </text:span><text:span text:style-name="T5">rejestry 0-7 są przeznaczone do modyfikacji, natomiast rejestry 8-15 mają specjalne zastosowanie</text:span></text:p>
            </text:list-item>
            <text:list-item>
              <text:p text:style-name="P133"><text:span text:style-name="T1">16 </text:span><text:span text:style-name="T5">rejestrów zmiennopozycyjnych; wszystkie przeznaczone do modyfikacji</text:span></text:p>
            </text:list-item>
            <text:list-item>
              <text:p text:style-name="P89">rejestr flag zawierający informacje o ostatnio wykonanej operacji logicznej lub arytmetycznej</text:p>
            </text:list-item>
            <text:list-item>
              <text:p text:style-name="P89">rejestr zawierający adres obecnie wykonywanej instrukcji</text:p>
            </text:list-item>
          </text:list>
        </text:list-item>
        <text:list-item>
          <text:p text:style-name="P89">magistrali systemowej odpowiedzialnej za komunikację między komponentami komputera</text:p>
        </text:list-item>
        <text:list-item>
          <text:p text:style-name="P131"><text:span text:style-name="T4">urządzeń wejścia/wyjścia służących do interakcji z u</text:span><text:span text:style-name="T5">żytkownikiem</text:span></text:p>
        </text:list-item>
      </text:list>
      <text:p text:style-name="P14"><text:soft-page-break/>System komputerowy zbudowany w oparciu o architekturę von Neumanna powinien:</text:p>
      <text:list xml:id="list2984084104" text:style-name="L2">
        <text:list-item>
          <text:p text:style-name="P88">mieć skończoną i funkcjonalnie pełną listę rozkazów</text:p>
        </text:list-item>
        <text:list-item>
          <text:p text:style-name="P88">mieć możliwość wprowadzenia programu do systemu komputerowego poprzez urządzenia zewnętrzne i jego przechowywanie w pamięci w sposób identyczny jak danych</text:p>
        </text:list-item>
        <text:list-item>
          <text:p text:style-name="P88">dane i instrukcje w takim systemie powinny być jednakowo dostępne dla procesora</text:p>
        </text:list-item>
        <text:list-item>
          <text:p text:style-name="P88">informacja jest tam przetwarzana dzięki sekwencyjnemu odczytywaniu instrukcji z pamięci komputera i wykonywaniu tych instrukcji w procesorze.</text:p>
        </text:list-item>
      </text:list>
      <text:p text:style-name="P14"/>
      <text:p text:style-name="P14">Podane warunki pozwalają przełączać system komputerowy z wykonania jednego zadania (programu) na inne bez fizycznej ingerencji w strukturę systemu, a tym samym gwarantują jego uniwersalność.</text:p>
      <text:p text:style-name="P14"/>
      <text:p text:style-name="P14">System komputerowy von Neumanna nie posiada oddzielnych pamięci do przechowywania danych i instrukcji. Instrukcje jak i dane są zakodowane w postaci liczb. Bez analizy programu trudno jest określić czy dany obszar pamięci zawiera dane czy instrukcje. Wykonywany program może się sam modyfikować traktując obszar instrukcji jako dane, a po przetworzeniu tych instrukcji – danych – zacząć je wykonywać.</text:p>
      <text:p text:style-name="P14"/>
      <text:p text:style-name="P20">PAMIĘĆ RAM/ROM</text:p>
      <text:p text:style-name="P15"/>
      <text:p text:style-name="P16">W Pseudo-Assemblerze wykorzystywany jest segmentowy model pamięci. Oznacza to że program ma wydzielone 4 segmenty: kodu, 2 x danych i stosu. <text:span text:style-name="T57">Każdy segment ma 2</text:span><text:span text:style-name="T58">16</text:span><text:span text:style-name="T61"> bajtów pamięci, czyli 64kiB.<text:line-break/></text:span>W segmencie kodu przechowywany jest kod naszego programu, w segmencie danych, jak mówi nazwa, program posiada własny obszar, gdzie przechowuje najróżniejsze dane; zaś stos jest to obszar pamięci, który zasługuje na dokładniejszy opis. Jest on opisany niżej, jeszcze w tym rozdziale.</text:p>
      <text:p text:style-name="P13"><text:span text:style-name="T6">Odwoływanie się do konkretnego adresu (w tym modelu organizacji pamięci) odbywa się przy użyciu dwóch liczb, których rozmiar wynosi w obu przypadkach 2</text:span><text:span text:style-name="T59">16.</text:span><text:span text:style-name="T6"> Pierwsza z nich wskazuje na adres segmentu, w którym znajduje się komórka; zaś druga liczba jest przesunięciem, czyli odległością pomiędzy adresem komórki i adresem początku segmentu, w który się znajduje. Wartość tę będziemy nazywać </text:span><text:span text:style-name="T27">offsetem</text:span><text:span text:style-name="T6">. Aby określić konkretny fizyczny adres, używa się zapisu - x:y. Gdzie x to adres segmentu, zaś y to offset, np. 003F:0004.</text:span></text:p>
      <text:p text:style-name="P17"/>
      <text:p text:style-name="P19"><text:span text:style-name="T46">W </text:span><text:span text:style-name="T45">architekturze P</text:span><text:span text:style-name="T46">seudo-Assemblera</text:span><text:span text:style-name="T45"> formą zapisu bajtów jest </text:span><text:span text:style-name="T51">Little Endian</text:span><text:span text:style-name="T45">. Oznacza to, że wielobajtowe wartości są zapisane w kolejności od najmniej do najbardziej znaczącego (patrząc od lewej strony), bardziej znaczące bajty będą miały "wyższe" (rosnące) adresy. Należy mieć na uwadze, że odwrócona zostaje kolejnoś</text:span><text:span text:style-name="T46">ć</text:span><text:span text:style-name="T45"> </text:span><text:span text:style-name="T52">bajtów</text:span><text:span text:style-name="T45"> a nie </text:span><text:span text:style-name="T52">bitów</text:span><text:span text:style-name="T45">. </text:span></text:p>
      <text:p text:style-name="P81">Zatem 32-bitowa wartość B3<text:span text:style-name="T68">|</text:span>B2<text:span text:style-name="T68">|</text:span>B1<text:span text:style-name="T68">|</text:span>B0 mogłaby by na procesorze z rodziny x86 być zaprezentowana w ten sposób: <text:s/><text:span text:style-name="T45">B</text:span><text:span text:style-name="T46">0|B1|B2|B3</text:span></text:p>
      <text:p text:style-name="P153">Przykładowo 32-bitowa wartość 0x1BA583D4 (prefiks 0x w Pseudo-Asemblerze oznacza liczbę w systemie szesnastkowym, tak jak w C/C++) mogłaby zostać zapisana w pamięci mniej więcej tak: D4|83|A5|1B.</text:p>
      <text:p text:style-name="P17"/>
      <text:p text:style-name="P21"><text:soft-page-break/>REJESTRY</text:p>
      <text:p text:style-name="P17"/>
      <text:p text:style-name="P18">Rejestry to bardzo szybka pamięć podręczna o czasie dostępu wielokrotnie mniejszym niż czas dostępu do pamięci RAM.</text:p>
      <text:p text:style-name="P18">W procesorze maszyny Pseudo-Assemblera wyróżniamy następujące rejestry:</text:p>
      <text:list xml:id="list2294381619" text:style-name="L3">
        <text:list-item>
          <text:p text:style-name="P90">16 rejestrów ogólnego przeznaczenia; jak sama nazwa wskazuje, służą do wykonywania przeróżnych z góry nieokreślonych czynności takich jak: przechowywanie wyników obliczeń arytmetycznych, liczniki czy przechowywanie adresu komórki pamięci RAM; rejestry 0 - 7 <text:span text:style-name="T56">są przeznaczone do modyfikacji, natomiast rejestry 8 - 15 mają specjalne zastosowanie </text:span>i nie powinny być modyfikowane<text:span text:style-name="T56">:</text:span></text:p>
          <text:list>
            <text:list-item>
              <text:p text:style-name="P90">rejestr 8 przechowuje resztę z ostatnio wykonywanego dzielenia</text:p>
            </text:list-item>
            <text:list-item>
              <text:p text:style-name="P90">rejestr 9 przechowuje adres pierwszego niezapisanego bajtu sekcji danych</text:p>
            </text:list-item>
            <text:list-item>
              <text:p text:style-name="P90">rejestr 10 przechowuje adres ramki stosu</text:p>
            </text:list-item>
            <text:list-item>
              <text:p text:style-name="P90">rejestr 11 przechowuje adres elementu znajdującego się na szczycie stosu</text:p>
            </text:list-item>
            <text:list-item>
              <text:p text:style-name="P90">rejestr 12 przechowuje adres segmentu stosu</text:p>
            </text:list-item>
            <text:list-item>
              <text:p text:style-name="P90">rejestr 13 przechowuje adres dodatkowej sekcji danych</text:p>
            </text:list-item>
            <text:list-item>
              <text:p text:style-name="P90">rejestr 14 przechowuje adres sekcji danych</text:p>
            </text:list-item>
            <text:list-item>
              <text:p text:style-name="P90">rejestr 15 przechowuje adres sekcji kodu</text:p>
            </text:list-item>
          </text:list>
        </text:list-item>
        <text:list-item>
          <text:p text:style-name="P134"><text:span text:style-name="T1">16 </text:span><text:span text:style-name="T5">rejestrów zmiennopozycyjnych</text:span><text:span text:style-name="T7">(0 - 15)</text:span><text:span text:style-name="T5">; wszystkie przeznaczone do modyfikacji </text:span><text:span text:style-name="T7">służące do wykonywania obliczeń arytmetycznych na liczbach zmiennopozycyjnych.</text:span></text:p>
        </text:list-item>
        <text:list-item>
          <text:p text:style-name="P136"><text:span text:style-name="T5">rejestr flag zawierający informacje o ostatnio wykonanej operacji logicznej lub arytmetycznej, </text:span><text:span text:style-name="T7">takie jak czy nastąpiło przepełnienie i/lub przeniesienie, czy wynik jest ujemny albo jest zerem; wyróżnia się następujące flagi:</text:span></text:p>
          <text:list>
            <text:list-item>
              <text:p text:style-name="P136"><text:span text:style-name="T28">carry flag</text:span><text:span text:style-name="T7"> równy 1 gdy w wyniku dodawania/odejmowania nastąpiło przeniesienie </text:span><text:span text:style-name="T8">na 32. bitu na 33. bit</text:span></text:p>
            </text:list-item>
            <text:list-item>
              <text:p text:style-name="P136"><text:span text:style-name="T28">parity flag </text:span><text:span text:style-name="T24">równy 1 gdy </text:span><text:span text:style-name="T20">liczba jedynek w najmłodszym bajcie jest parzysta </text:span></text:p>
            </text:list-item>
            <text:list-item>
              <text:p text:style-name="P136"><text:span text:style-name="T30">zero flag</text:span><text:span text:style-name="T24"> równy 1 gdy wynik ostatniego działania wyniósł 0 </text:span></text:p>
            </text:list-item>
            <text:list-item>
              <text:p text:style-name="P136"><text:span text:style-name="T28">sign flag</text:span><text:span text:style-name="T24"> równy 1 gdy bit znaku jest równy 1 (liczba jest ujemna) </text:span></text:p>
            </text:list-item>
            <text:list-item>
              <text:p text:style-name="P136"><text:span text:style-name="T30">overflow flag</text:span><text:span text:style-name="T24"> równy 1 gdy w wyniku dodawania/odejmowania przekroczono możliwy zakres wartości zmiennej </text:span></text:p>
            </text:list-item>
          </text:list>
        </text:list-item>
        <text:list-item>
          <text:p text:style-name="P135"><text:span text:style-name="T7">rejestr zawierający adres obecnie wykonywanej instrukcji</text:span><text:span text:style-name="T8">(EIP)</text:span></text:p>
        </text:list-item>
      </text:list>
      <text:p text:style-name="P91"/>
      <text:p text:style-name="P52"><text:span text:style-name="T33">STOS</text:span><text:span text:style-name="T62">*</text:span></text:p>
      <text:p text:style-name="P91"/>
      <text:p text:style-name="P27"><text:span text:style-name="T7">Jak sama nazwa wskazuje, działa na zasadzie podobnej do stosu jakichś rzeczy. </text:span><text:span text:style-name="T33">Elementy </text:span><text:span text:style-name="T34">na</text:span><text:span text:style-name="T33"> stosie kładziemy "jeden na drugim". Tzn. aby nałożyć element nr. 3, najpierw kładziemy elementy 1 i 2. Gdy chcemy się pozbyć 2. elementu ze stosu, nie możemy tego zrobić dopóki nie pozbędziemy się 3.</text:span></text:p>
      <text:p text:style-name="P27"><text:span text:style-name="T33">Jednakże trzeba koniecznie wspomnieć, że stos ma specyficzną budowę. Mianowicie rośnie w dół. Zatem jeśli chcesz go sobie wyobrazić jako poukładane książki jedna na drugiej jak robiłeś do tej pory to należy </text:span><text:soft-page-break/><text:span text:style-name="T33">wprowadzić poprawkę na te wyobrażenie. Wyobraź sobie że stos tworzysz wbrew wszelkim prawom grawitacji na suficie. Jeśli coś dokładasz to rośnie on w dół czyli w kierunku podłogi pomieszczenia. Odwrotnie się dzieje gdy coś ze stosu zdejmujesz. W grupie rejestrów procesora </text:span><text:span text:style-name="T34">Pseudo-Assemblera</text:span><text:span text:style-name="T33"> wyróżniamy trzy rejestry związane ze stosem: </text:span><text:span text:style-name="T34">12(SS)</text:span><text:span text:style-name="T33"> - przechowuje adres stosu, </text:span><text:span text:style-name="T34">11(ESP)</text:span><text:span text:style-name="T33"> - będący adresem wierzchołka stosu oraz </text:span><text:span text:style-name="T34">10(EBP) – nazywany </text:span><text:span text:style-name="T35">wskaźnikiem</text:span><text:span text:style-name="T34"> ramk</text:span><text:span text:style-name="T35">i</text:span><text:span text:style-name="T34"> stosu</text:span><text:span text:style-name="T33">, którego funkcję omówimy poniżej. Wywołania funkcji ingerują w specyficzny sposób w strukturę stosu. Opiszę ją poniżej. </text:span></text:p>
      <text:p text:style-name="P118"/>
      <text:p text:style-name="P27"><text:span text:style-name="T33">Przed wywołaniem funkcji musimy najpierw umieścić na stosie argumenty dla niej, w odwrotnej kolejności niż są wymienione w pliku nagłówkowym/dokumentacji. Gdy już to zrobimy, mamy na stosie kilka argumentów ułożonych jeden na drugim. Następnie wywołujemy naszą funkcję. Po wywołaniu, jeszcze przed przeskokiem w miejsce pamięci (gdzie znajduje się kod naszej funkcji), automatycznie na stos odkładana jest wartość rejestru EIP (opisanego już wcześniej), która po tej operacji "leży" bezpośrednio na naszych argumentach. W następnej kolejności, na stos wrzucona zostaje zawartość rejestru </text:span><text:span text:style-name="T34">10(</text:span><text:span text:style-name="T33">EBP</text:span><text:span text:style-name="T34">)</text:span><text:span text:style-name="T33">, po czym nadana zostaje mu nowa wartość (jego rola w całym procesie za chwilę zostanie opisana). Zapamiętaną wartość określamy skrótem SFP (ang. </text:span><text:span text:style-name="T40">Stack Frame Pointer</text:span><text:span text:style-name="T33"> - wyjaśnienie poniżej). Na koniec, na szczyt naszego stosu wrzucane są kolejno wszystkie zmienne lokalne wykorzystywane przez naszą funkcję i cały proces kończy się. Końcowy efekt obrazuje grafika po prawej (oczywiście ilość argumentów i lokalnych zmiennych, czy ewentualnie buforów, jest tutaj zupełnie przykładowa). Jak widać na niej, rejestr </text:span><text:span text:style-name="T34">10(</text:span><text:span text:style-name="T33">EBP</text:span><text:span text:style-name="T34">)</text:span><text:span text:style-name="T33"> wskazuje na adres SFP. Cały opisany obszar na rysunku nazywamy </text:span><text:span text:style-name="T41">ramką stosu</text:span><text:span text:style-name="T33">. Gdy funkcja kończy swoje działanie, przywracana jest wartość rejestrów EIP oraz EBP, a następnie cała ramka zostaje wyrzucona ze szczytu stosu.<text:line-break/>Jak wspomniałem należy również pamiętać, że stos rozpina się od górnych obszarów pamięci ku dolnym. Dołożenie czegokolwiek na stos powoduje zmniejszenie wartości rejestru ESP, zaś zabranie czegoś powoduje jego zwiększenie. </text:span></text:p>
      <text:p text:style-name="P155">Składnia</text:p>
      <text:p text:style-name="P92"/>
      <text:p text:style-name="P22"><text:span text:style-name="T63">Program napisany w Pseudo-Assemblerze składa się z ciągu wyrażeń, dzielących się na deklaracje <text:line-break/>i instrukcje. Każde wyrażenie składa się ze słów opcjonalnie poprzedzonych etykietą </text:span><text:span text:style-name="T64">i/</text:span><text:span text:style-name="T63">lub zakończonych komentarzem.</text:span></text:p>
      <text:p text:style-name="P92"/>
      <text:p text:style-name="P119">Komentarze</text:p>
      <text:p text:style-name="P93">Komentarz może być dodany na końcu każdego wyrażenia. Komentarz składa się ze znaku średnika (;) <text:line-break/>i następującego po nim ciągu znaków. Komentarz obowiązuje aż do znaku nowej linii.</text:p>
      <text:p text:style-name="P93"/>
      <text:p text:style-name="P119">Etykiety</text:p>
      <text:p text:style-name="P36"><text:span text:style-name="T33">Etykieta może być umieszczona na początku wyrażenia. Składa się ona z identyfikatora i następującego po nim znaku dwukropka (:). </text:span><text:span text:style-name="T36">Identyfikator może się składać ze znaków alfanumerycznych i znaku podkreślenia (_), przy czym nie może się on zaczynać cyfrą. Podczas asemblacji etykiecie </text:span><text:span text:style-name="T37">nadawana jest wartość odpowiadająca adresowi instrukcji lub deklaracji, której ona dotyczy. </text:span><text:span text:style-name="T38">Wiele etykiet z tym samym identyfikatorem jest niedozwolone.</text:span></text:p>
      <text:p text:style-name="P94"/>
      <text:p text:style-name="P156">SŁOWA</text:p>
      <text:p text:style-name="P95"/>
      <text:p text:style-name="P95">Wyróżnia się następujące rodzaje słów:</text:p>
      <text:list xml:id="list4276034664" text:style-name="L4">
        <text:list-item>
          <text:p text:style-name="P96">słowa kluczowe</text:p>
        </text:list-item>
        <text:list-item>
          <text:p text:style-name="P96">deklaracje</text:p>
        </text:list-item>
        <text:list-item>
          <text:p text:style-name="P96">numer rejestru</text:p>
        </text:list-item>
        <text:list-item>
          <text:p text:style-name="P96">adres pamięci</text:p>
        </text:list-item>
        <text:list-item>
          <text:p text:style-name="P97">identyfikatory</text:p>
        </text:list-item>
      </text:list>
      <text:p text:style-name="P95"/>
      <text:p text:style-name="P120">Słowa kluczowe</text:p>
      <text:p text:style-name="P28"><text:span text:style-name="T9">Słowa kluczowe to kody instrukcji i deklaracji(„</text:span><text:span text:style-name="T29">opcodes</text:span><text:span text:style-name="T9">”) używane żeby nadać całemu wyrażeniu znaczenie. Każde wyrażenie zaczyna się od słowa kluczowego i zawiera dokładnie jedno słowo kluczowe.</text:span></text:p>
      <text:p text:style-name="P100"/>
      <text:p text:style-name="P121">Deklaracje</text:p>
      <text:p text:style-name="P28"><text:span text:style-name="T9">Deklaracje powodują umieszczenie wskazanego rodzaju zmiennej do sekcji danych jeszcze przed uruchomieniem programu. Każdą deklarację musi poprzedzać słowo kluczowe DC lub DS. </text:span><text:span text:style-name="T10">Deklaracje są jedynie dozwolone na początku każdego programu. Deklaracje, które następują po słowie kluczowym instrukcji są n</text:span><text:span text:style-name="T11">iedozwolone</text:span><text:span text:style-name="T10">.</text:span></text:p>
      <text:p text:style-name="P101"/>
      <text:p text:style-name="P101"/>
      <text:p text:style-name="P124"><text:soft-page-break/>Numer rejestru</text:p>
      <text:p text:style-name="P102">Numer rejestru to liczba od 0 do 15 używana jako argument instrukcji. W zależności od kontekstu wskazuje ona na rejestr ogólnego przeznaczenia lub rejestr zmiennopozycyjny.</text:p>
      <text:p text:style-name="P102"/>
      <text:p text:style-name="P122">Adres pamięci</text:p>
      <text:p text:style-name="P38"><text:span text:style-name="T33">Adresy pamięci to zapis postaci x(y), gdzie x oznacza rejestr z którego zostanie pobrany adres sekcji natomiast y oznacza przesunięcie względem tego adresu. </text:span><text:span text:style-name="T38">Są używane jako argumenty funkcji. </text:span><text:span text:style-name="T33">Na przykład: 11(-4) oznacza weź adres wierzchołka stosu i dodaj do niego -4. Niech adres wierzchołka stosu wynosi 0x00FF00AA. Przesunięcie wynosi 0xFFF</text:span><text:span text:style-name="T38">C czyli 16-bitowa wartość -4 w systemie szesnastkowym. Żeby obliczyć rzeczywisty adres trzeba dodać do siebie 0x00AA i 0xFFFC jako 16-bitowe wartości i do wyniku dodać 0x00FF0000. Ostatecznie otrzymujemy więc adres 0x00FF00A6.</text:span></text:p>
      <text:p text:style-name="P98"/>
      <text:p text:style-name="P125">Identyfikatory</text:p>
      <text:p text:style-name="P37"><text:span text:style-name="T36">Identyfikator może się składać ze znaków alfanumerycznych i znaku podkreślenia (_), przy czym nie może się on zaczynać cyfrą. </text:span><text:span text:style-name="T38">Podczas asemblacji jest on zamieniany na adres pamięci odpowiadającej etykiecie, której on dotyczy. Jego użycie jest równoważne z zastosowaniem odpowiedniego adresu pamięci, jednak zastosowanie identyfikatorów ułatwia czytanie i zrozumienie kodu.</text:span></text:p>
      <text:p text:style-name="P98"/>
      <text:p text:style-name="P53">D<text:span text:style-name="T73">EKLARACJE</text:span></text:p>
      <text:p text:style-name="P99"/>
      <text:p text:style-name="P103">Wyrażenia można podzielić na dwie grupy: instrukcje i deklaracje. Program zazwyczaj składa się z ciągu deklaracji po którym występuje ciąg instrukcji. Same deklaracje składają się z kodu deklaracji i następującego po nim słowa deklaracji, a opcjonalnie może zawierać etykietę i/lub komentarz:</text:p>
      <text:p text:style-name="P137"/>
      <text:p text:style-name="P50"><text:span text:style-name="T69">[ETYKIETA] &lt;KOD_DEKLARACJI&gt; &lt;S</text:span><text:span text:style-name="T70">ŁOWO_DEKLARACJI</text:span><text:span text:style-name="T69">&gt; [KOMENTARZ]</text:span></text:p>
      <text:p text:style-name="P137"/>
      <text:p text:style-name="P103">Deklaracja w zależności od użytego kodu deklaracji może mieć dwa znaczenia:</text:p>
      <text:list xml:id="list2705090975" text:style-name="L5">
        <text:list-item>
          <text:p text:style-name="P104">DC - zadeklaruj stałą, miejsce w pamięci będzie zarezerwowane, wymagane będzie podanie tej stałej w deklaracji, która zostanie umieszczona w pamięci jeszcze przed wykonaniem programu</text:p>
        </text:list-item>
        <text:list-item>
          <text:p text:style-name="P104">DS - zadeklaruj przestrzeń, miejsce w pamięci będzie zarezerwowane, ale nie zostanie tam umieszczona żadna wartość</text:p>
        </text:list-item>
      </text:list>
      <text:p text:style-name="P103"/>
      <text:p text:style-name="P105">Słowo deklaracji jest postaci: </text:p>
      <text:p text:style-name="P139">[LICZBA*]&lt;TYP_ZMIENNEJ&gt;[(WARTOŚĆ)]</text:p>
      <text:list xml:id="list1336249049" text:style-name="L6">
        <text:list-item>
          <text:p text:style-name="P106">LICZBA oznacza ile kopii zmiennej trzeba zarezerwować w pamięci, domyślnie 1 kopia jeżeli nie zostało to podane</text:p>
        </text:list-item>
        <text:list-item>
          <text:p text:style-name="P106">TYP_ZMIENNEJ oznacza jakiego typu będzie to zmienna</text:p>
        </text:list-item>
        <text:list-item>
          <text:p text:style-name="P106">WARTOŚĆ jaka zostanie wpisana <text:s/>do pamięci w stosownym formacie zależnie od podanego typu; jeżeli kod deklaracji to DC podanie wartości jest obowiązkowe, jeżeli DS to podanie wartości jest niedozwolone</text:p>
        </text:list-item>
      </text:list>
      <text:p text:style-name="P123"><text:soft-page-break/>Deklaracja liczby stało-pozycyjnej</text:p>
      <text:p text:style-name="P26"><text:span text:style-name="T63">Liczby stało-pozycyjne typu INTEGER zajmują 4 bajty w pamięci i mogą być przedstawione </text:span><text:span text:style-name="T47">w</text:span><text:span text:style-name="T63"> następujący</text:span><text:span text:style-name="T66">ch</text:span><text:span text:style-name="T63"> </text:span><text:span text:style-name="T66">bazach</text:span><text:span text:style-name="T63">:</text:span></text:p>
      <text:list xml:id="list674484433" text:style-name="L7">
        <text:list-item>
          <text:p text:style-name="P107">dziesiętnej; zaczynają się opcjonalnie znakiem plus (+) albo minus (-) reprezentowane są jako ciąg cyfr (0 - 9) zaczynając od niezerowej lub jako zero</text:p>
        </text:list-item>
        <text:list-item>
          <text:p text:style-name="P107">binarnej; zaczynają się prefiksem 0b reprezentowane są jako ciąg binarnych cyfr (0 - 1)</text:p>
        </text:list-item>
        <text:list-item>
          <text:p text:style-name="P107">szesnastkowej; <text:s/>zaczynają się prefiksem 0x reprezentowane są jako ciąg cyfr (0 - 9, A – F)</text:p>
        </text:list-item>
      </text:list>
      <text:p text:style-name="P108"/>
      <text:p text:style-name="P126">Deklaracja liczby zmiennopozycyjnej*</text:p>
      <text:p text:style-name="P29"><text:span text:style-name="T13">Liczby zmiennopozycyjne typu F</text:span><text:span text:style-name="T14">LOAT</text:span><text:span text:style-name="T13"> zajmują 4 bajty w pamięci i mogą być przedstawione </text:span><text:span text:style-name="T14">następująco:</text:span></text:p>
      <text:list xml:id="list1365957106" text:style-name="L8">
        <text:list-item>
          <text:p text:style-name="P110">opcjonalny znak plus (+) albo minus (-), następująca część całkowita będąca cyframi od (0 – 9) rozpoczynająca się niezerową cyfrą lub będąca zerem, znak kropki (.) i część ułamkowa czyli zero lub więcej cyfr (0 – 9); wymagana jest obecność albo części całkowitej w postaci jednej lub więcej cyfr (0 - 9) albo kropki i części ułamkowej w postaci jednej lub więcej cyfr (0 – 9)</text:p>
        </text:list-item>
        <text:list-item>
          <text:p text:style-name="P141"><text:span text:style-name="T1">binarnie</text:span><text:span text:style-name="T12">; zaczynają</text:span><text:span text:style-name="T1">c</text:span><text:span text:style-name="T12"> się prefiksem 0b reprezentowane są jako ciąg binarnych cyfr (0 – 1);</text:span></text:p>
        </text:list-item>
        <text:list-item>
          <text:p text:style-name="P128"><text:span text:style-name="T44">szesnastkow</text:span><text:span text:style-name="T48">o;</text:span><text:span text:style-name="T44"> <text:s/>zaczynają się prefiksem 0x reprezentowane są jako ciąg cyfr (0 - 9, A – F)</text:span></text:p>
        </text:list-item>
      </text:list>
      <text:p text:style-name="P109"/>
      <text:p text:style-name="P127">Deklaracja bajtu*</text:p>
      <text:p text:style-name="P30"><text:span text:style-name="T13">Liczby typu B</text:span><text:span text:style-name="T15">AJT</text:span><text:span text:style-name="T13"> zajmują </text:span><text:span text:style-name="T15">1 </text:span><text:span text:style-name="T13">bajt w pamięci i mogą być przedstawione </text:span><text:span text:style-name="T14">następująco:</text:span></text:p>
      <text:list xml:id="list2585069272" text:style-name="L9">
        <text:list-item>
          <text:p text:style-name="P143"><text:span text:style-name="T14">d</text:span><text:span text:style-name="T1">ziesiętnie; jako liczba z przedziału [0 – 255]</text:span></text:p>
        </text:list-item>
        <text:list-item>
          <text:p text:style-name="P142"><text:span text:style-name="T1">binarnie</text:span><text:span text:style-name="T12">; zaczynają</text:span><text:span text:style-name="T1">c</text:span><text:span text:style-name="T12"> się prefiksem 0b reprezentowane są jako ciąg binarnych cyfr (0 – 1);</text:span></text:p>
        </text:list-item>
        <text:list-item>
          <text:p text:style-name="P129"><text:span text:style-name="T44">szesnastkow</text:span><text:span text:style-name="T48">o;</text:span><text:span text:style-name="T44"> <text:s/>zaczynają się prefiksem 0x reprezentowane są jako ciąg cyfr (0 - 9, A – F)</text:span></text:p>
        </text:list-item>
      </text:list>
      <text:p text:style-name="P109"/>
      <text:p text:style-name="P127">Deklaracja znaku*</text:p>
      <text:p text:style-name="P30"><text:span text:style-name="T13">Liczby typu C</text:span><text:span text:style-name="T15">HAR</text:span><text:span text:style-name="T13"> zajmują </text:span><text:span text:style-name="T15">1 </text:span><text:span text:style-name="T13">bajt w pamięci i mogą być przedstawione </text:span><text:span text:style-name="T14">następująco:</text:span></text:p>
      <text:list xml:id="list174714428279202" text:continue-numbering="true" text:style-name="L9">
        <text:list-item>
          <text:p text:style-name="P143"><text:span text:style-name="T14">d</text:span><text:span text:style-name="T1">ziesiętnie; jako liczba z przedziału [0 – 255]</text:span></text:p>
        </text:list-item>
        <text:list-item>
          <text:p text:style-name="P142"><text:span text:style-name="T1">binarnie</text:span><text:span text:style-name="T12">; zaczynają</text:span><text:span text:style-name="T1">c</text:span><text:span text:style-name="T12"> się prefiksem 0b reprezentowane są jako ciąg binarnych cyfr (0 – 1);</text:span></text:p>
        </text:list-item>
        <text:list-item>
          <text:p text:style-name="P129"><text:span text:style-name="T44">szesnastkow</text:span><text:span text:style-name="T48">o;</text:span><text:span text:style-name="T44"> <text:s/>zaczynają się prefiksem 0x reprezentowane są jako ciąg cyfr (0 - 9, A – F)</text:span></text:p>
        </text:list-item>
        <text:list-item>
          <text:p text:style-name="P130"><text:span text:style-name="T49">z</text:span><text:span text:style-name="T44">nak zawarty w pojedynczych cudzysłowach (')</text:span></text:p>
        </text:list-item>
        <text:list-item>
          <text:p text:style-name="P144"><text:span text:style-name="T15">sekwencja poprzedzona znakiem (\) zawarta w pojedynczych cudzysłowach ('); sekwencja może być wartością d</text:span><text:span text:style-name="T16">ziesiętną</text:span><text:span text:style-name="T15"> z przedziału [0 – 2</text:span><text:span text:style-name="T16">55</text:span><text:span text:style-name="T15">] </text:span><text:span text:style-name="T16">lub znakiem specjalnym (n/t/</text:span><text:span text:style-name="T15">'</text:span><text:span text:style-name="T16">) oznaczającym odpowiednio nową linię znak tabulacji i pojedynczy cudzysłów</text:span></text:p>
          <text:p text:style-name="P111"/>
        </text:list-item>
      </text:list>
      <text:p text:style-name="P39"><text:span text:style-name="T39">D</text:span><text:span text:style-name="T33">eklaracja napisu*</text:span></text:p>
      <text:p text:style-name="P112">Zmienne napisu typu STRING zabraniają podania liczby kopii deklarowanej wartości. Wczytane do pamięci są zakończone bajtem o wartości 0. Są przedstawiane następująco:</text:p>
      <text:list xml:id="list1463702101" text:style-name="L10">
        <text:list-item>
          <text:p text:style-name="P145"><text:span text:style-name="T16">ciąg znaków lub </text:span><text:span text:style-name="T15">sekwencj</text:span><text:span text:style-name="T16">i</text:span><text:span text:style-name="T15"> poprzedzon</text:span><text:span text:style-name="T16">ych</text:span><text:span text:style-name="T15"> znakiem (\) zawart</text:span><text:span text:style-name="T16">ych</text:span><text:span text:style-name="T15"> w p</text:span><text:span text:style-name="T16">odwójnych</text:span><text:span text:style-name="T15"> cudzysłowach ("); <text:s/>sekwencja może być wartością d</text:span><text:span text:style-name="T16">ziesiętną</text:span><text:span text:style-name="T15"> z przedziału [0 – 2</text:span><text:span text:style-name="T16">55</text:span><text:span text:style-name="T15">] </text:span><text:span text:style-name="T16">lub znakiem specjalnym (n/t/</text:span><text:span text:style-name="T15">'</text:span><text:span text:style-name="T16">) oznaczającym odpowiednio nową linię znak tabulacji i podwójny cudzysłów</text:span></text:p>
        </text:list-item>
      </text:list>
      <text:p text:style-name="P109"><text:soft-page-break/></text:p>
      <text:p text:style-name="P157">INSTRUKCJE</text:p>
      <text:p text:style-name="P113"/>
      <text:p text:style-name="P113">Instrukcja to wyrażenie wykonywane podczas pracy programu. W Pseudo-Assemblerze na instrukcję mogą składać się cztery części:</text:p>
      <text:list xml:id="list56257741" text:style-name="L11">
        <text:list-item>
          <text:p text:style-name="P114">Etykieta (opcjonalnie)</text:p>
        </text:list-item>
        <text:list-item>
          <text:p text:style-name="P114">Kod instrukcji (wymagane)</text:p>
        </text:list-item>
        <text:list-item>
          <text:p text:style-name="P116"><text:span text:style-name="T63">Argumenty (zależnie od instrukcji od 0 do 2)</text:span><text:span text:style-name="T67">(gdy są 2 muszą być oddzielone przecinkiem (,))</text:span></text:p>
        </text:list-item>
        <text:list-item>
          <text:p text:style-name="P114">Komentarz (opcjonalnie)</text:p>
        </text:list-item>
      </text:list>
      <text:p text:style-name="P113"/>
      <text:p text:style-name="P51"><text:span text:style-name="T69">[ETYKIETA] &lt;KOD_I</text:span><text:span text:style-name="T71">NSTRUKCJI</text:span><text:span text:style-name="T69">&gt; {A</text:span><text:span text:style-name="T71">RGUMENT} {,ARGUMENT}</text:span><text:span text:style-name="T69"> [KOMENTARZ]</text:span></text:p>
      <text:p text:style-name="P138"/>
      <text:p text:style-name="P25"><text:span text:style-name="T65">N</text:span><text:span text:style-name="T63">ajważniejsze instrukcje</text:span>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P58">KOD</text:p>
          </table:table-cell>
          <table:table-cell table:style-name="Tabela1.A1" office:value-type="string">
            <text:p text:style-name="P1">ARGUMENT 1</text:p>
          </table:table-cell>
          <table:table-cell table:style-name="Tabela1.A1" office:value-type="string">
            <text:p text:style-name="P1">ARGUMENT 2</text:p>
          </table:table-cell>
          <table:table-cell table:style-name="Tabela1.D1" office:value-type="string">
            <text:p text:style-name="P1">SKRÓCONY OPIS</text:p>
          </table:table-cell>
        </table:table-row>
        <table:table-row>
          <table:table-cell table:style-name="Tabela1.A2" table:number-columns-spanned="4" office:value-type="string">
            <text:p text:style-name="P58">INSTRUKCJE ARYTMETYCZNE</text:p>
          </table:table-cell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75">ADD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REJESTR 2</text:p>
          </table:table-cell>
          <table:table-cell table:style-name="Tabela1.A2" office:value-type="string">
            <text:p text:style-name="P82">Dodaje rejestr 1 do rejestru 2. Wynik zapisywany jest w rejestrze 1.</text:p>
          </table:table-cell>
        </table:table-row>
        <table:table-row>
          <table:table-cell table:style-name="Tabela1.A3" office:value-type="string">
            <text:p text:style-name="P75">ADD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82">Dodaje rejestr 1 do wartości pod wskazanym adresem. Wynik zapisywany jest w rejestrze 1.</text:p>
          </table:table-cell>
        </table:table-row>
        <table:table-row>
          <table:table-cell table:style-name="Tabela1.A3" office:value-type="string">
            <text:p text:style-name="P75">SUB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REJESTR 2</text:p>
          </table:table-cell>
          <table:table-cell table:style-name="Tabela1.A2" office:value-type="string">
            <text:p text:style-name="P82">Odejmuje rejestr 1 od rejestru 2. Wynik zapisywany jest w rejestrze 1.</text:p>
          </table:table-cell>
        </table:table-row>
        <table:table-row>
          <table:table-cell table:style-name="Tabela1.A3" office:value-type="string">
            <text:p text:style-name="P75">SUB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82">Odejmuje rejestr 1 od wartości pod wskazanym adresem. Wynik zapisywany jest w rejestrze 1.</text:p>
          </table:table-cell>
        </table:table-row>
        <table:table-row>
          <table:table-cell table:style-name="Tabela1.A3" office:value-type="string">
            <text:p text:style-name="P75">MUL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REJESTR 2</text:p>
          </table:table-cell>
          <table:table-cell table:style-name="Tabela1.A2" office:value-type="string">
            <text:p text:style-name="P82">Mnoży rejestr 1 i rejestr 2. Wynik zapisywany jest w rejestrze 1.</text:p>
          </table:table-cell>
        </table:table-row>
        <table:table-row>
          <table:table-cell table:style-name="Tabela1.A3" office:value-type="string">
            <text:p text:style-name="P75">MUL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82">Mnoży rejestr 1 i wartość pod wskazanym adresem. Wynik zapisywany jest w rejestrze 1.</text:p>
          </table:table-cell>
        </table:table-row>
        <table:table-row>
          <table:table-cell table:style-name="Tabela1.A3" office:value-type="string">
            <text:p text:style-name="P75">IDIV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REJESTR 2</text:p>
          </table:table-cell>
          <table:table-cell table:style-name="Tabela1.A2" office:value-type="string">
            <text:p text:style-name="P76"><text:span text:style-name="T75">D</text:span><text:span text:style-name="T76">zieli</text:span><text:span text:style-name="T75"> rejestr 1 </text:span><text:span text:style-name="T76">przez</text:span><text:span text:style-name="T75"> r</text:span><text:span text:style-name="T76">ejestr 2</text:span><text:span text:style-name="T75">. Wynik zapisywany jest w rejestrze 1. R</text:span><text:span text:style-name="T76">eszta zapisywana jest w </text:span><text:span text:style-name="T83">ósmym</text:span><text:span text:style-name="T76"> </text:span><text:span text:style-name="T83">rejestrze</text:span><text:span text:style-name="T76">. Jest to dzielenie liczb ze znakiem.</text:span></text:p>
          </table:table-cell>
        </table:table-row>
        <table:table-row>
          <table:table-cell table:style-name="Tabela1.A3" office:value-type="string">
            <text:p text:style-name="P75">IDIV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76"><text:span text:style-name="T75">D</text:span><text:span text:style-name="T76">zieli</text:span><text:span text:style-name="T75"> rejestr 1 </text:span><text:span text:style-name="T76">przez</text:span><text:span text:style-name="T75"> wartość pod wskazanym adresem. Wynik zapisywany jest w rejestrze 1.</text:span></text:p>
            <text:p text:style-name="P80"><text:span text:style-name="T75">R</text:span><text:span text:style-name="T74">eszta zapisywana jest w </text:span><text:span text:style-name="T82">ósmym</text:span><text:span text:style-name="T74"> </text:span><text:span text:style-name="T82">rejestrze</text:span><text:span text:style-name="T74">. Jest to dzielenie liczb ze znakiem.</text:span></text:p>
          </table:table-cell>
        </table:table-row>
        <table:table-row>
          <table:table-cell table:style-name="Tabela1.A3" office:value-type="string">
            <text:p text:style-name="P75">DIV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REJESTR 2</text:p>
          </table:table-cell>
          <table:table-cell table:style-name="Tabela1.A2" office:value-type="string">
            <text:p text:style-name="P76"><text:span text:style-name="T75">D</text:span><text:span text:style-name="T76">zieli</text:span><text:span text:style-name="T75"> rejestr 1 </text:span><text:span text:style-name="T76">przez</text:span><text:span text:style-name="T75"> r</text:span><text:span text:style-name="T76">ejestr 2</text:span><text:span text:style-name="T75">. Wynik zapisywany jest w rejestrze 1. R</text:span><text:span text:style-name="T76">eszta zapisywana jest w </text:span><text:span text:style-name="T83">ósmym</text:span><text:span text:style-name="T76"> </text:span><text:span text:style-name="T83">rejestrze</text:span><text:span text:style-name="T76">. Jest to dzielenie liczb bez znaku.</text:span></text:p>
          </table:table-cell>
        </table:table-row>
        <text:soft-page-break/>
        <table:table-row>
          <table:table-cell table:style-name="Tabela1.A3" office:value-type="string">
            <text:p text:style-name="P75">DIV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76"><text:span text:style-name="T75">D</text:span><text:span text:style-name="T76">zieli</text:span><text:span text:style-name="T75"> rejestr 1 </text:span><text:span text:style-name="T76">przez</text:span><text:span text:style-name="T75"> wartość pod wskazanym adresem. Wynik zapisywany jest w rejestrze 1.</text:span></text:p>
            <text:p text:style-name="P76"><text:span text:style-name="T75">R</text:span><text:span text:style-name="T76">eszta zapisywana jest w </text:span><text:span text:style-name="T83">ósmym</text:span><text:span text:style-name="T76"> </text:span><text:span text:style-name="T83">rejestrze</text:span><text:span text:style-name="T76">. Jest to dzielenie liczb bez znaku.</text:span></text:p>
          </table:table-cell>
        </table:table-row>
        <table:table-row>
          <table:table-cell table:style-name="Tabela1.A3" office:value-type="string">
            <text:p text:style-name="P73">INC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---</text:p>
          </table:table-cell>
          <table:table-cell table:style-name="Tabela1.A2" office:value-type="string">
            <text:p text:style-name="P77"><text:span text:style-name="T75">Dodaje j</text:span><text:span text:style-name="T77">edynkę</text:span><text:span text:style-name="T75"> do rejestru </text:span><text:span text:style-name="T77">1</text:span><text:span text:style-name="T75">. Wynik zapisywany jest w rejestrze 1.</text:span></text:p>
          </table:table-cell>
        </table:table-row>
        <table:table-row>
          <table:table-cell table:style-name="Tabela1.A3" office:value-type="string">
            <text:p text:style-name="P73">INC</text:p>
          </table:table-cell>
          <table:table-cell table:style-name="Tabela1.A3" office:value-type="string">
            <text:p text:style-name="P59">ADRES PAMIĘCI</text:p>
          </table:table-cell>
          <table:table-cell table:style-name="Tabela1.A3" office:value-type="string">
            <text:p text:style-name="P58">---</text:p>
          </table:table-cell>
          <table:table-cell table:style-name="Tabela1.A2" office:value-type="string">
            <text:p text:style-name="P56"><text:span text:style-name="T89">Dodaje </text:span><text:span text:style-name="T91">jedynkę</text:span><text:span text:style-name="T89"> do wartości pod wskazanym adresem. </text:span><text:span text:style-name="T92">Wynik zapisywany jest pod wskazanym adresem.</text:span></text:p>
          </table:table-cell>
        </table:table-row>
        <table:table-row>
          <table:table-cell table:style-name="Tabela1.A3" office:value-type="string">
            <text:p text:style-name="P73">DEC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---</text:p>
          </table:table-cell>
          <table:table-cell table:style-name="Tabela1.A2" office:value-type="string">
            <text:p text:style-name="P77"><text:span text:style-name="T75">O</text:span><text:span text:style-name="T77">dejmuje</text:span><text:span text:style-name="T75"> j</text:span><text:span text:style-name="T77">edynkę</text:span><text:span text:style-name="T75"> o</text:span><text:span text:style-name="T77">d</text:span><text:span text:style-name="T75"> rejestru </text:span><text:span text:style-name="T77">1</text:span><text:span text:style-name="T75">. Wynik zapisywany jest w rejestrze 1.</text:span></text:p>
          </table:table-cell>
        </table:table-row>
        <table:table-row>
          <table:table-cell table:style-name="Tabela1.A3" office:value-type="string">
            <text:p text:style-name="P73">DEC</text:p>
          </table:table-cell>
          <table:table-cell table:style-name="Tabela1.A3" office:value-type="string">
            <text:p text:style-name="P59">ADRES PAMIĘCI</text:p>
          </table:table-cell>
          <table:table-cell table:style-name="Tabela1.A3" office:value-type="string">
            <text:p text:style-name="P58">---</text:p>
          </table:table-cell>
          <table:table-cell table:style-name="Tabela1.A2" office:value-type="string">
            <text:p text:style-name="P77"><text:span text:style-name="T75">O</text:span><text:span text:style-name="T77">dejmuje</text:span><text:span text:style-name="T75"> </text:span><text:span text:style-name="T77">jedynkę</text:span><text:span text:style-name="T75"> o</text:span><text:span text:style-name="T77">d</text:span><text:span text:style-name="T75"> wartości pod wskazanym adresem. </text:span><text:span text:style-name="T78">Wynik zapisywany jest pod wskazanym adresem.</text:span></text:p>
          </table:table-cell>
        </table:table-row>
        <table:table-row>
          <table:table-cell table:style-name="Tabela1.A3" office:value-type="string">
            <text:p text:style-name="P75">CMP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REJESTR 2</text:p>
          </table:table-cell>
          <table:table-cell table:style-name="Tabela1.A2" office:value-type="string">
            <text:p text:style-name="P55"><text:span text:style-name="T89">Odejmuje rejestr 1 od rejestru 2. </text:span><text:span text:style-name="T90">Wynik nie jest zapisywany.</text:span></text:p>
          </table:table-cell>
        </table:table-row>
        <table:table-row>
          <table:table-cell table:style-name="Tabela1.A3" office:value-type="string">
            <text:p text:style-name="P75">CMP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55"><text:span text:style-name="T89">Odejmuje rejestr 1 od wartości pod wskazanym adresem. Wynik </text:span><text:span text:style-name="T90">nie jest zapisywany.</text:span></text:p>
          </table:table-cell>
        </table:table-row>
        <table:table-row>
          <table:table-cell table:style-name="Tabela1.A19" table:number-columns-spanned="4" office:value-type="string">
            <text:p text:style-name="P61">INSTRUKCJE LOGICZNE</text:p>
          </table:table-cell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74">AND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REJESTR 2</text:p>
          </table:table-cell>
          <table:table-cell table:style-name="Tabela1.A2" office:value-type="string">
            <text:p text:style-name="P62">Koniunkcja rejestru 1 z rejestrem 2. <text:span text:style-name="T89">Wynik zapisywany jest w rejestrze 1.</text:span></text:p>
          </table:table-cell>
        </table:table-row>
        <table:table-row>
          <table:table-cell table:style-name="Tabela1.A3" office:value-type="string">
            <text:p text:style-name="P74">AND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62">Koniunkcja rejestru 1 z wartością pod wskazanym adresem. <text:span text:style-name="T89">Wynik zapisywany jest w rejestrze 1.</text:span></text:p>
          </table:table-cell>
        </table:table-row>
        <table:table-row>
          <table:table-cell table:style-name="Tabela1.A3" office:value-type="string">
            <text:p text:style-name="P74">OR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REJESTR 2</text:p>
          </table:table-cell>
          <table:table-cell table:style-name="Tabela1.A2" office:value-type="string">
            <text:p text:style-name="P77"><text:span text:style-name="T78">Alternatywa rejestru 1 i rejestrem 2. </text:span><text:span text:style-name="T75">Wynik zapisywany jest w rejestrze 1.</text:span></text:p>
          </table:table-cell>
        </table:table-row>
        <table:table-row>
          <table:table-cell table:style-name="Tabela1.A3" office:value-type="string">
            <text:p text:style-name="P74">OR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77"><text:span text:style-name="T78">Alternatywa rejestru 1 i wartości pod wskazanym adresem. </text:span><text:span text:style-name="T75">Wynik zapisywany jest w rejestrze 1.</text:span></text:p>
          </table:table-cell>
        </table:table-row>
        <table:table-row>
          <table:table-cell table:style-name="Tabela1.A3" office:value-type="string">
            <text:p text:style-name="P73">XOR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REJESTR 2</text:p>
          </table:table-cell>
          <table:table-cell table:style-name="Tabela1.A2" office:value-type="string">
            <text:p text:style-name="P77"><text:span text:style-name="T78">Alternatywa wykluczająca rejestru 1 i rejestrem 2. </text:span><text:span text:style-name="T75">Wynik zapisywany jest w rejestrze 1.</text:span></text:p>
          </table:table-cell>
        </table:table-row>
        <table:table-row>
          <table:table-cell table:style-name="Tabela1.A3" office:value-type="string">
            <text:p text:style-name="P73">XOR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77"><text:span text:style-name="T78">Alternatywa wykluczająca rejestru 1 i wartości pod wskazanym adresem. </text:span><text:span text:style-name="T75">Wynik zapisywany jest w rejestrze 1.</text:span></text:p>
          </table:table-cell>
        </table:table-row>
        <table:table-row>
          <table:table-cell table:style-name="Tabela1.A3" office:value-type="string">
            <text:p text:style-name="P73">NOT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---</text:p>
          </table:table-cell>
          <table:table-cell table:style-name="Tabela1.A2" office:value-type="string">
            <text:p text:style-name="P62">Negacja rejestru 1. Wynik zapisywany jest w rejestrze 1.</text:p>
          </table:table-cell>
        </table:table-row>
        <table:table-row>
          <table:table-cell table:style-name="Tabela1.A3" office:value-type="string">
            <text:p text:style-name="P73">NOT</text:p>
          </table:table-cell>
          <table:table-cell table:style-name="Tabela1.A3" office:value-type="string">
            <text:p text:style-name="P59">ADRES PAMIĘCI</text:p>
          </table:table-cell>
          <table:table-cell table:style-name="Tabela1.A3" office:value-type="string">
            <text:p text:style-name="P58">---</text:p>
          </table:table-cell>
          <table:table-cell table:style-name="Tabela1.A2" office:value-type="string">
            <text:p text:style-name="P62">Negacja wartości pod wskazanym adresem. Wynik zapisywany jest pod wskazanym adresem.</text:p>
          </table:table-cell>
        </table:table-row>
        <table:table-row>
          <table:table-cell table:style-name="Tabela1.A3" office:value-type="string">
            <text:p text:style-name="P73">TEST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REJESTR 2</text:p>
          </table:table-cell>
          <table:table-cell table:style-name="Tabela1.A2" office:value-type="string">
            <text:p text:style-name="P77"><text:span text:style-name="T78">Koniunkcja rejestru 1 z rejestrem 2. </text:span><text:span text:style-name="T75">Wynik n</text:span><text:span text:style-name="T77">ie jest zapisywany.</text:span></text:p>
          </table:table-cell>
        </table:table-row>
        <text:soft-page-break/>
        <table:table-row>
          <table:table-cell table:style-name="Tabela1.A3" office:value-type="string">
            <text:p text:style-name="P73">TEST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62">Koniunkcja rejestru 1 z wartością pod wskazanym adresem. <text:span text:style-name="T89">Wynik n</text:span><text:span text:style-name="T88">ie jest zapisywany. </text:span></text:p>
          </table:table-cell>
        </table:table-row>
        <table:table-row>
          <table:table-cell table:style-name="Tabela1.A3" office:value-type="string">
            <text:p text:style-name="P72">SHL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REJESTR 2</text:p>
          </table:table-cell>
          <table:table-cell table:style-name="Tabela1.A2" office:value-type="string">
            <text:p text:style-name="P64">Przesuwa wartość w rejestrze 1 w lewo o liczbę bitów będącą wartością w rejestrze 2. <text:span text:style-name="T92">Wynik zapisywany jest w rejestrze 1.</text:span></text:p>
          </table:table-cell>
        </table:table-row>
        <table:table-row>
          <table:table-cell table:style-name="Tabela1.A3" office:value-type="string">
            <text:p text:style-name="P72">SHR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78"><text:span text:style-name="T79">Przesuwa wartość w rejestrze 1 w prawo o liczbę bitów będącą wartością w rejestrze 2. </text:span><text:span text:style-name="T78">Wynik zapisywany jest w rejestrze 1.</text:span></text:p>
          </table:table-cell>
        </table:table-row>
        <table:table-row>
          <table:table-cell table:style-name="Tabela1.A19" table:number-columns-spanned="4" office:value-type="string">
            <text:p text:style-name="P63">INSTRUKCJE SKOKU</text:p>
          </table:table-cell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72">JMP</text:p>
          </table:table-cell>
          <table:table-cell table:style-name="Tabela1.A3" office:value-type="string">
            <text:p text:style-name="P58">ADRES PAMIĘCI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4">Skacze bezwarunkowo pod wskazany adres pamięci.</text:p>
          </table:table-cell>
        </table:table-row>
        <table:table-row>
          <table:table-cell table:style-name="Tabela1.A3" office:value-type="string">
            <text:p text:style-name="P72">JE/JZ</text:p>
          </table:table-cell>
          <table:table-cell table:style-name="Tabela1.A3" office:value-type="string">
            <text:p text:style-name="P58">ADRES PAMIĘCI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4">Skacze pod wskazany adres pamięci jeżeli wynikiem ostatniego działania było zero.</text:p>
          </table:table-cell>
        </table:table-row>
        <table:table-row>
          <table:table-cell table:style-name="Tabela1.A3" office:value-type="string">
            <text:p text:style-name="P72">JG</text:p>
          </table:table-cell>
          <table:table-cell table:style-name="Tabela1.A3" office:value-type="string">
            <text:p text:style-name="P58">ADRES PAMIĘCI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4">Skacze pod wskazany adres pamięci jeżeli wynikiem ostatniego działania była liczba większa od zera.</text:p>
          </table:table-cell>
        </table:table-row>
        <table:table-row>
          <table:table-cell table:style-name="Tabela1.A3" office:value-type="string">
            <text:p text:style-name="P72">JL</text:p>
          </table:table-cell>
          <table:table-cell table:style-name="Tabela1.A3" office:value-type="string">
            <text:p text:style-name="P58">ADRES PAMIĘCI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4">Skacze pod wskazany adres pamięci jeżeli wynikiem ostatniego działania była liczba mniejsza od zera.</text:p>
          </table:table-cell>
        </table:table-row>
        <table:table-row>
          <table:table-cell table:style-name="Tabela1.A3" office:value-type="string">
            <text:p text:style-name="P72">LOOP</text:p>
          </table:table-cell>
          <table:table-cell table:style-name="Tabela1.A3" office:value-type="string">
            <text:p text:style-name="P63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57"><text:span text:style-name="T89">O</text:span><text:span text:style-name="T91">dejmuje</text:span><text:span text:style-name="T89"> j</text:span><text:span text:style-name="T91">edynkę</text:span><text:span text:style-name="T89"> o</text:span><text:span text:style-name="T91">d</text:span><text:span text:style-name="T89"> rejestru </text:span><text:span text:style-name="T91">1. </text:span><text:span text:style-name="T93">Skacze pod wskazany adres pamięci jeżeli wynikiem nie było zero.</text:span></text:p>
          </table:table-cell>
        </table:table-row>
        <table:table-row>
          <table:table-cell table:style-name="Tabela1.A3" office:value-type="string">
            <text:p text:style-name="P72">CALL</text:p>
          </table:table-cell>
          <table:table-cell table:style-name="Tabela1.A3" office:value-type="string">
            <text:p text:style-name="P58">ADRES PAMIĘCI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4">Odkłada na stos adres następnej instrukcji. Skacze bezwarunkowo pod wskazany adres pamięci.</text:p>
          </table:table-cell>
        </table:table-row>
        <table:table-row>
          <table:table-cell table:style-name="Tabela1.A3" office:value-type="string">
            <text:p text:style-name="P72">RET</text:p>
          </table:table-cell>
          <table:table-cell table:style-name="Tabela1.A3" office:value-type="string">
            <text:p text:style-name="P60">---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4">Zdejmuje ze stosu adres. Skacze pod ten adres.</text:p>
          </table:table-cell>
        </table:table-row>
        <table:table-row>
          <table:table-cell table:style-name="Tabela1.A19" table:number-columns-spanned="4" office:value-type="string">
            <text:p text:style-name="P65">INSTRUKCJE PRZESYŁU DANYCH</text:p>
          </table:table-cell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70">LD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REJESTR 2</text:p>
          </table:table-cell>
          <table:table-cell table:style-name="Tabela1.A2" office:value-type="string">
            <text:p text:style-name="P66">Zapisuje wartość rejestru 2 w rejestrze 1.</text:p>
          </table:table-cell>
        </table:table-row>
        <table:table-row>
          <table:table-cell table:style-name="Tabela1.A3" office:value-type="string">
            <text:p text:style-name="P70">LD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66">Zapisuje wartość pod wskazanym adresem pamięci w rejestrze 1.</text:p>
          </table:table-cell>
        </table:table-row>
        <table:table-row>
          <table:table-cell table:style-name="Tabela1.A3" office:value-type="string">
            <text:p text:style-name="P69">LDB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79"><text:span text:style-name="T80">Zapisuje b</text:span><text:span text:style-name="T81">ajt</text:span><text:span text:style-name="T80"> pod wskazanym adresem pamięci w rejestrze 1.</text:span></text:p>
          </table:table-cell>
        </table:table-row>
        <table:table-row>
          <table:table-cell table:style-name="Tabela1.A3" office:value-type="string">
            <text:p text:style-name="P70">ST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66">Zapisuje wartość rejestru 1 pod wskazanym adresem pamięci.</text:p>
          </table:table-cell>
        </table:table-row>
        <table:table-row>
          <table:table-cell table:style-name="Tabela1.A3" office:value-type="string">
            <text:p text:style-name="P70">LDA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66">Zapisuje wskazany adres pamięci w rejestrze 1.</text:p>
          </table:table-cell>
        </table:table-row>
        <table:table-row>
          <table:table-cell table:style-name="Tabela1.A3" office:value-type="string">
            <text:p text:style-name="P70">XCHG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REJESTR 2</text:p>
          </table:table-cell>
          <table:table-cell table:style-name="Tabela1.A2" office:value-type="string">
            <text:p text:style-name="P66">Zamienia miejscami wartości rejestru 1 i rejestru 2.</text:p>
          </table:table-cell>
        </table:table-row>
        <table:table-row>
          <table:table-cell table:style-name="Tabela1.A3" office:value-type="string">
            <text:p text:style-name="P70">XCHG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58">ADRES PAMIĘCI</text:p>
          </table:table-cell>
          <table:table-cell table:style-name="Tabela1.A2" office:value-type="string">
            <text:p text:style-name="P66">Zamienia miejscami wartości rejestru 1 i wartości pod wskazanym adresem pamięci.</text:p>
          </table:table-cell>
        </table:table-row>
        <table:table-row>
          <table:table-cell table:style-name="Tabela1.A3" office:value-type="string">
            <text:p text:style-name="P70">PUSH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6">Wrzuca wartość rejestru 1 na szczyt stosu.</text:p>
          </table:table-cell>
        </table:table-row>
        <table:table-row>
          <table:table-cell table:style-name="Tabela1.A3" office:value-type="string">
            <text:p text:style-name="P70">PUSH</text:p>
          </table:table-cell>
          <table:table-cell table:style-name="Tabela1.A3" office:value-type="string">
            <text:p text:style-name="P59">ADRES PAMIĘCI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6">Wrzuca wartość rejestru 1 na szczyt stosu.</text:p>
          </table:table-cell>
        </table:table-row>
        <table:table-row>
          <table:table-cell table:style-name="Tabela1.A3" office:value-type="string">
            <text:p text:style-name="P70">POP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6">Zdejmuje wartość ze stosu i zapisuje ją w rejestrze 1.</text:p>
          </table:table-cell>
        </table:table-row>
        <text:soft-page-break/>
        <table:table-row>
          <table:table-cell table:style-name="Tabela1.A3" office:value-type="string">
            <text:p text:style-name="P70">POP</text:p>
          </table:table-cell>
          <table:table-cell table:style-name="Tabela1.A3" office:value-type="string">
            <text:p text:style-name="P59">ADRES PAMIĘCI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6">Zdejmuje wartość ze stosu i zapisuje ją pod wskazanym adresem pamięci.</text:p>
          </table:table-cell>
        </table:table-row>
        <table:table-row>
          <table:table-cell table:style-name="Tabela1.A19" table:number-columns-spanned="4" office:value-type="string">
            <text:p text:style-name="P65">INSTRUKCJE <text:span text:style-name="T94">WEJŚCIA/WYJŚCIA</text:span></text:p>
          </table:table-cell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71">I<text:span text:style-name="T94">N</text:span>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8">Wczytuje znak z klawiatury. Zapisuje go w rejestrze 1.</text:p>
          </table:table-cell>
        </table:table-row>
        <table:table-row>
          <table:table-cell table:style-name="Tabela1.A3" office:value-type="string">
            <text:p text:style-name="P71">I<text:span text:style-name="T94">N</text:span></text:p>
          </table:table-cell>
          <table:table-cell table:style-name="Tabela1.A3" office:value-type="string">
            <text:p text:style-name="P59">ADRES PAMIĘCI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8">Wczytuje znak z klawiatury. Zapisuje go pod wskazanym adresem.</text:p>
          </table:table-cell>
        </table:table-row>
        <table:table-row>
          <table:table-cell table:style-name="Tabela1.A3" office:value-type="string">
            <text:p text:style-name="P69">OUT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8">Wypisuje wartość rejestru 1 na ekran jako wartość bez znaku.</text:p>
          </table:table-cell>
        </table:table-row>
        <table:table-row>
          <table:table-cell table:style-name="Tabela1.A3" office:value-type="string">
            <text:p text:style-name="P69">OUT</text:p>
          </table:table-cell>
          <table:table-cell table:style-name="Tabela1.A3" office:value-type="string">
            <text:p text:style-name="P59">ADRES PAMIĘCI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8">Wypisuje wartość spod wskazanego adresu pamięci na ekran jako wartość bez znaku.</text:p>
          </table:table-cell>
        </table:table-row>
        <table:table-row>
          <table:table-cell table:style-name="Tabela1.A3" office:value-type="string">
            <text:p text:style-name="P69">IOUT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8">Wypisuje wartość rejestru 1 na ekran jako wartość ze znakiem.</text:p>
          </table:table-cell>
        </table:table-row>
        <table:table-row>
          <table:table-cell table:style-name="Tabela1.A3" office:value-type="string">
            <text:p text:style-name="P69">IOUT</text:p>
          </table:table-cell>
          <table:table-cell table:style-name="Tabela1.A3" office:value-type="string">
            <text:p text:style-name="P59">ADRES PAMIĘCI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8">Wypisuje wartość spod wskazanego adresu pamięci na ekran jako wartość ze znakiem.</text:p>
          </table:table-cell>
        </table:table-row>
        <table:table-row>
          <table:table-cell table:style-name="Tabela1.A3" office:value-type="string">
            <text:p text:style-name="P69">COUT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8">Wypisuje wartość rejestru 1 na ekran jako znak.</text:p>
          </table:table-cell>
        </table:table-row>
        <table:table-row>
          <table:table-cell table:style-name="Tabela1.A3" office:value-type="string">
            <text:p text:style-name="P69">COUT</text:p>
          </table:table-cell>
          <table:table-cell table:style-name="Tabela1.A3" office:value-type="string">
            <text:p text:style-name="P59">ADRES PAMIĘCI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8">Wypisuje wartość spod wskazanego adresu pamięci na ekran jako znak.</text:p>
          </table:table-cell>
        </table:table-row>
        <table:table-row>
          <table:table-cell table:style-name="Tabela1.A19" table:number-columns-spanned="4" office:value-type="string">
            <text:p text:style-name="P67">INNE INSTRUKCJE</text:p>
          </table:table-cell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69">RND</text:p>
          </table:table-cell>
          <table:table-cell table:style-name="Tabela1.A3" office:value-type="string">
            <text:p text:style-name="P58">REJESTR 1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8">Losuje wartość i zapisuje ją w rejestrze 1.</text:p>
          </table:table-cell>
        </table:table-row>
        <table:table-row>
          <table:table-cell table:style-name="Tabela1.A3" office:value-type="string">
            <text:p text:style-name="P69">RND</text:p>
          </table:table-cell>
          <table:table-cell table:style-name="Tabela1.A3" office:value-type="string">
            <text:p text:style-name="P59">ADRES PAMIĘCI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8">Losuje wartość i zapisuje ją pod wskazanym adresem.</text:p>
          </table:table-cell>
        </table:table-row>
        <table:table-row>
          <table:table-cell table:style-name="Tabela1.A3" office:value-type="string">
            <text:p text:style-name="P69">NOP</text:p>
          </table:table-cell>
          <table:table-cell table:style-name="Tabela1.A3" office:value-type="string">
            <text:p text:style-name="P60">---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8">Nic nie robi.</text:p>
          </table:table-cell>
        </table:table-row>
        <table:table-row>
          <table:table-cell table:style-name="Tabela1.A3" office:value-type="string">
            <text:p text:style-name="P69">EXIT</text:p>
          </table:table-cell>
          <table:table-cell table:style-name="Tabela1.A3" office:value-type="string">
            <text:p text:style-name="P60">---</text:p>
          </table:table-cell>
          <table:table-cell table:style-name="Tabela1.A3" office:value-type="string">
            <text:p text:style-name="P60">---</text:p>
          </table:table-cell>
          <table:table-cell table:style-name="Tabela1.A2" office:value-type="string">
            <text:p text:style-name="P68">Kończy działanie komputera.</text:p>
          </table:table-cell>
        </table:table-row>
      </table:table>
      <text:p text:style-name="P115"/>
      <text:p text:style-name="P54"><text:span text:style-name="T143">Przykładowe program</text:span><text:span text:style-name="T144">y</text:span></text:p>
      <text:p text:style-name="P146"/>
      <text:p text:style-name="P31"><text:span text:style-name="T31">Z</text:span><text:span text:style-name="T32">adanie. </text:span><text:span text:style-name="T17">Napisać program do wyznaczania liczby rozwiązań równania kwadratowego 2x</text:span><text:span text:style-name="T60">2</text:span><text:span text:style-name="T17"> - 8x + 8 = 0.</text:span></text:p>
      <text:p text:style-name="P140"/>
      <text:p text:style-name="P40"><text:span text:style-name="T120">1 |</text:span><text:span text:style-name="T98">;</text:span><text:span text:style-name="Strong_20_Emphasis"><text:span text:style-name="T98">quadratic_equation.asm</text:span></text:span></text:p>
      <text:p text:style-name="P42"><text:span text:style-name="T124">2 |</text:span><text:span text:style-name="T99">;PROGRAM DO WYZNACZANIA LICZBY ROZWIĄZAŃ RÓWNANIA KWADRATOWEGO 2x^2-</text:span><text:span text:style-name="T63"><text:line-break/> </text:span><text:span text:style-name="T124"><text:s/>|</text:span><text:span text:style-name="T99">8x+8=0</text:span></text:p>
      <text:p text:style-name="P32"><text:span text:style-name="T125">3 |</text:span><text:span text:style-name="T133">A</text:span><text:span text:style-name="T72">: <text:s text:c="9"/></text:span><text:span text:style-name="T111">DC</text:span><text:span text:style-name="T72"> <text:s text:c="5"/></text:span><text:span text:style-name="T113">INTEGER</text:span><text:span text:style-name="T72">(</text:span><text:span text:style-name="T115">2</text:span><text:span text:style-name="T72">)</text:span></text:p>
      <text:p text:style-name="P32"><text:span text:style-name="T125">4 |</text:span><text:span text:style-name="T133">B</text:span><text:span text:style-name="T72">: <text:s text:c="9"/></text:span><text:span text:style-name="T111">DC</text:span><text:span text:style-name="T72"> <text:s text:c="5"/></text:span><text:span text:style-name="T113">INTEGER</text:span><text:span text:style-name="T72">(</text:span><text:span text:style-name="T115">-8</text:span><text:span text:style-name="T72">)</text:span></text:p>
      <text:p text:style-name="P32"><text:span text:style-name="T125">5 |</text:span><text:span text:style-name="T133">C</text:span><text:span text:style-name="T72">: <text:s text:c="9"/></text:span><text:span text:style-name="T111">DC</text:span><text:span text:style-name="T72"> <text:s text:c="5"/></text:span><text:span text:style-name="T113">INTEGER</text:span><text:span text:style-name="T72">(</text:span><text:span text:style-name="T115">8</text:span><text:span text:style-name="T72">)</text:span></text:p>
      <text:p text:style-name="P32"><text:span text:style-name="T125">6 |</text:span><text:span text:style-name="T133">WYNIK</text:span><text:span text:style-name="T72">: <text:s text:c="5"/></text:span><text:span text:style-name="T111">DS</text:span><text:span text:style-name="T72"> <text:s text:c="5"/></text:span><text:span text:style-name="T113">INTEGER</text:span></text:p>
      <text:p text:style-name="P32"><text:span text:style-name="T125">7 |</text:span><text:span text:style-name="T133">ZERO</text:span><text:span text:style-name="T72">: <text:s text:c="6"/></text:span><text:span text:style-name="T111">DC</text:span><text:span text:style-name="T72"> <text:s text:c="5"/></text:span><text:span text:style-name="T113">INTEGER</text:span><text:span text:style-name="T72">(</text:span><text:span text:style-name="T115">0</text:span><text:span text:style-name="T72">)</text:span></text:p>
      <text:p text:style-name="P32"><text:span text:style-name="T125">8 |</text:span><text:span text:style-name="T133">JEDEN</text:span><text:span text:style-name="T72">: <text:s text:c="5"/></text:span><text:span text:style-name="T111">DC</text:span><text:span text:style-name="T72"> <text:s text:c="5"/></text:span><text:span text:style-name="T113">INTEGER</text:span><text:span text:style-name="T72">(</text:span><text:span text:style-name="T115">1</text:span><text:span text:style-name="T72">)</text:span></text:p>
      <text:p text:style-name="P32"><text:span text:style-name="T125">9 |</text:span><text:span text:style-name="T133">DWA</text:span><text:span text:style-name="T72">: <text:s text:c="7"/></text:span><text:span text:style-name="T111">DC</text:span><text:span text:style-name="T72"> <text:s text:c="5"/></text:span><text:span text:style-name="T113">INTEGER</text:span><text:span text:style-name="T72">(</text:span><text:span text:style-name="T115">2</text:span><text:span text:style-name="T72">)</text:span></text:p>
      <text:p text:style-name="P32"><text:span text:style-name="T125">10|</text:span><text:span text:style-name="T133">CZTERY</text:span><text:span text:style-name="T72">: <text:s text:c="4"/></text:span><text:span text:style-name="T111">DC</text:span><text:span text:style-name="T72"> <text:s text:c="5"/></text:span><text:span text:style-name="T113">INTEGER</text:span><text:span text:style-name="T72">(</text:span><text:span text:style-name="T115">4</text:span><text:span text:style-name="T72">)</text:span></text:p>
      <text:p text:style-name="P147">11|</text:p>
      <text:p text:style-name="P32"><text:span text:style-name="T125">12|</text:span><text:span text:style-name="T133">MAIN</text:span><text:span text:style-name="T72">:</text:span></text:p>
      <text:p text:style-name="P32"><text:span text:style-name="T125">13|</text:span><text:span text:style-name="T72"> <text:s text:c="7"/></text:span><text:span text:style-name="T105">LD</text:span><text:span text:style-name="T72"> <text:s text:c="5"/></text:span><text:span text:style-name="T118">0</text:span><text:span text:style-name="T72">, </text:span><text:span text:style-name="T109">B</text:span><text:span text:style-name="T72"> <text:s text:c="15"/></text:span><text:span text:style-name="T100">;REJESTR 0 -&gt; B</text:span></text:p>
      <text:p text:style-name="P32"><text:span text:style-name="T125">14|</text:span><text:span text:style-name="T72"> <text:s text:c="7"/></text:span><text:span text:style-name="T105">MUL</text:span><text:span text:style-name="T72"> <text:s text:c="4"/></text:span><text:span text:style-name="T118">0</text:span><text:span text:style-name="T72">, </text:span><text:span text:style-name="T118">0</text:span><text:span text:style-name="T72"> <text:s text:c="15"/></text:span><text:span text:style-name="T100">;REJESTR 0 -&gt; B * B</text:span></text:p>
      <text:p text:style-name="P32"><text:span text:style-name="T125">15|</text:span><text:span text:style-name="T72"> <text:s text:c="7"/></text:span><text:span text:style-name="T105">LD</text:span><text:span text:style-name="T72"> <text:s text:c="5"/></text:span><text:span text:style-name="T118">1</text:span><text:span text:style-name="T72">, </text:span><text:span text:style-name="T109">CZTERY</text:span><text:span text:style-name="T72"> <text:s text:c="10"/></text:span><text:span text:style-name="T100">;REJESTR 1 -&gt; CZTERY</text:span></text:p>
      <text:p text:style-name="P32"><text:span text:style-name="T125">16|</text:span><text:span text:style-name="T72"> <text:s text:c="7"/></text:span><text:span text:style-name="T105">MUL</text:span><text:span text:style-name="T72"> <text:s text:c="4"/></text:span><text:span text:style-name="T118">1</text:span><text:span text:style-name="T72">, </text:span><text:span text:style-name="T109">A</text:span><text:span text:style-name="T72"> <text:s text:c="15"/></text:span><text:span text:style-name="T100">;REJESTR 1 -&gt; CZTERY * A</text:span></text:p>
      <text:p text:style-name="P32"><text:span text:style-name="T125">17|</text:span><text:span text:style-name="T72"> <text:s text:c="7"/></text:span><text:span text:style-name="T105">MUL</text:span><text:span text:style-name="T72"> <text:s text:c="4"/></text:span><text:span text:style-name="T118">1</text:span><text:span text:style-name="T72">, </text:span><text:span text:style-name="T109">C</text:span><text:span text:style-name="T72"> <text:s text:c="15"/></text:span><text:span text:style-name="T100">;REJESTR 1 -&gt; CZTERY * A * C</text:span></text:p>
      <text:p text:style-name="P32"><text:span text:style-name="T125">18|</text:span><text:span text:style-name="T72"> <text:s text:c="7"/></text:span><text:span text:style-name="T105">SUB</text:span><text:span text:style-name="T72"> <text:s text:c="4"/></text:span><text:span text:style-name="T118">0</text:span><text:span text:style-name="T72">, </text:span><text:span text:style-name="T118">1</text:span><text:span text:style-name="T72"> <text:s text:c="15"/></text:span><text:span text:style-name="T100">;REJESTR 0 -&gt; B * B - CZTERY * A * C</text:span></text:p>
      <text:p text:style-name="P32"><text:span text:style-name="T125">1</text:span><text:span text:style-name="T126">9</text:span><text:span text:style-name="T125">|</text:span><text:span text:style-name="T72"> <text:s text:c="7"/></text:span><text:span text:style-name="T105">JG</text:span><text:span text:style-name="T72"> <text:s text:c="5"/></text:span><text:span text:style-name="T109">DWA_ROZWIAZANIA</text:span><text:span text:style-name="T72"> <text:s text:c="4"/></text:span><text:span text:style-name="T100">;B * B - CZTERY * A * C &gt;? 0</text:span></text:p>
      <text:p text:style-name="P32"><text:span text:style-name="T125">20|</text:span><text:span text:style-name="T72"> <text:s text:c="7"/></text:span><text:span text:style-name="T105">JZ</text:span><text:span text:style-name="T72"> <text:s text:c="5"/></text:span><text:span text:style-name="T109">JEDNO_ROZWIAZANIE</text:span><text:span text:style-name="T72"> <text:s text:c="2"/></text:span><text:span text:style-name="T100">;B * B - CZTERY * A * C =? 0</text:span></text:p>
      <text:p text:style-name="P32"><text:span text:style-name="T125">21|</text:span><text:span text:style-name="T72"> <text:s text:c="7"/></text:span><text:span text:style-name="T105">JL</text:span><text:span text:style-name="T72"> <text:s text:c="5"/></text:span><text:span text:style-name="T109">ZERO_ROZWIAZAN</text:span><text:span text:style-name="T72"> <text:s text:c="5"/></text:span><text:span text:style-name="T100">;B * B - CZTERY * A * C &lt;? 0</text:span></text:p>
      <text:p text:style-name="P147">22|</text:p>
      <text:p text:style-name="P32"><text:span text:style-name="T125">23|</text:span><text:span text:style-name="T133">DWA_ROZWIAZANIA</text:span><text:span text:style-name="T72">: <text:s text:c="19"/></text:span><text:span text:style-name="T100">;B * B - CZTERY * A * C &gt; 0</text:span></text:p>
      <text:p text:style-name="P32"><text:span text:style-name="T125">24|</text:span><text:span text:style-name="T72"> <text:s text:c="7"/></text:span><text:span text:style-name="T105">LD</text:span><text:span text:style-name="T72"> <text:s text:c="5"/></text:span><text:span text:style-name="T118">2</text:span><text:span text:style-name="T72">, </text:span><text:span text:style-name="T109">DWA</text:span><text:span text:style-name="T72"> <text:s text:c="13"/></text:span><text:span text:style-name="T100">;REJESTR 2 -&gt; DWA</text:span></text:p>
      <text:p text:style-name="P41"><text:span text:style-name="T121">2</text:span><text:span text:style-name="T122">5</text:span><text:span text:style-name="T121">|</text:span><text:span text:style-name="T63"> <text:s text:c="7"/></text:span><text:span text:style-name="T104">ST</text:span><text:span text:style-name="T63"> <text:s text:c="5"/></text:span><text:span text:style-name="T117">2</text:span><text:span text:style-name="T63">, </text:span><text:span text:style-name="T108">WYNIK</text:span><text:span text:style-name="T63"> <text:s text:c="11"/></text:span><text:span text:style-name="T99">;ZAPISZ W PAMIĘCI WYNIK</text:span></text:p>
      <text:p text:style-name="P41"><text:span text:style-name="T121">2</text:span><text:span text:style-name="T122">6</text:span><text:span text:style-name="T121">|</text:span><text:span text:style-name="T63"> <text:s text:c="7"/></text:span><text:span text:style-name="T104">JMP</text:span><text:span text:style-name="T63"> <text:s text:c="4"/></text:span><text:span text:style-name="T108">KONIEC_PROGRAMU</text:span></text:p>
      <text:p text:style-name="P41"><text:span text:style-name="T121">2</text:span><text:span text:style-name="T122">7</text:span><text:span text:style-name="T121">|</text:span><text:span text:style-name="T132">JEDNO_ROZWIAZANIE</text:span><text:span text:style-name="T63">: <text:s text:c="17"/></text:span><text:span text:style-name="T99">;B * B - CZTERY * A * C = 0</text:span></text:p>
      <text:p text:style-name="P41"><text:span text:style-name="T121">2</text:span><text:span text:style-name="T122">8</text:span><text:span text:style-name="T121">|</text:span><text:span text:style-name="T63"> <text:s text:c="7"/></text:span><text:span text:style-name="T104">LD</text:span><text:span text:style-name="T63"> <text:s text:c="5"/></text:span><text:span text:style-name="T117">2</text:span><text:span text:style-name="T63">, </text:span><text:span text:style-name="T108">JEDEN</text:span><text:span text:style-name="T63"> <text:s text:c="11"/></text:span><text:span text:style-name="T99">;REJESTR 2 -&gt; JEDEN</text:span></text:p>
      <text:p text:style-name="P41"><text:span text:style-name="T122">29</text:span><text:span text:style-name="T121">|</text:span><text:span text:style-name="T63"> <text:s text:c="7"/></text:span><text:span text:style-name="T104">ST</text:span><text:span text:style-name="T63"> <text:s text:c="5"/></text:span><text:span text:style-name="T117">2</text:span><text:span text:style-name="T63">, </text:span><text:span text:style-name="T108">WYNIK</text:span><text:span text:style-name="T63"> <text:s text:c="11"/></text:span><text:span text:style-name="T99">;ZAPISZ W PAMIĘCI WYNIK</text:span></text:p>
      <text:p text:style-name="P41"><text:span text:style-name="T121">3</text:span><text:span text:style-name="T122">0</text:span><text:span text:style-name="T121">|</text:span><text:span text:style-name="T63"> <text:s text:c="7"/></text:span><text:span text:style-name="T104">JMP</text:span><text:span text:style-name="T63"> <text:s text:c="4"/></text:span><text:span text:style-name="T108">KONIEC_PROGRAMU</text:span></text:p>
      <text:p text:style-name="P41"><text:span text:style-name="T121">3</text:span><text:span text:style-name="T122">1</text:span><text:span text:style-name="T121">|</text:span><text:span text:style-name="T132">ZERO_ROZWIAZAN</text:span><text:span text:style-name="T63">: <text:s text:c="20"/></text:span><text:span text:style-name="T99">;B * B - CZTERY * A * C &lt; 0</text:span></text:p>
      <text:p text:style-name="P41"><text:span text:style-name="T121">3</text:span><text:span text:style-name="T122">2</text:span><text:span text:style-name="T121">|</text:span><text:span text:style-name="T63"> <text:s text:c="7"/></text:span><text:span text:style-name="T104">LD</text:span><text:span text:style-name="T63"> <text:s text:c="5"/></text:span><text:span text:style-name="T117">2</text:span><text:span text:style-name="T63">, </text:span><text:span text:style-name="T108">ZERO</text:span><text:span text:style-name="T63"> <text:s text:c="12"/></text:span><text:span text:style-name="T99">;REJESTR 2 -&gt; ZERO</text:span></text:p>
      <text:p text:style-name="P41"><text:span text:style-name="T121">3</text:span><text:span text:style-name="T122">3</text:span><text:span text:style-name="T121">|</text:span><text:span text:style-name="T63"> <text:s text:c="7"/></text:span><text:span text:style-name="T104">ST</text:span><text:span text:style-name="T63"> <text:s text:c="5"/></text:span><text:span text:style-name="T117">2</text:span><text:span text:style-name="T63">, </text:span><text:span text:style-name="T108">WYNIK</text:span><text:span text:style-name="T63"> <text:s text:c="11"/></text:span><text:span text:style-name="T99">;ZAPISZ W PAMIĘCI WYNIK</text:span></text:p>
      <text:p text:style-name="P41"><text:span text:style-name="T121">3</text:span><text:span text:style-name="T122">4</text:span><text:span text:style-name="T121">|</text:span><text:span text:style-name="T63"> <text:s text:c="7"/></text:span><text:span text:style-name="T104">JMP</text:span><text:span text:style-name="T63"> <text:s text:c="4"/></text:span><text:span text:style-name="T108">KONIEC_PROGRAMU</text:span></text:p>
      <text:p text:style-name="P49"><text:span text:style-name="T95">3</text:span><text:span text:style-name="T96">5</text:span><text:span text:style-name="T95">|</text:span></text:p>
      <text:p text:style-name="P41"><text:span text:style-name="T121">3</text:span><text:span text:style-name="T122">6</text:span><text:span text:style-name="T121">|</text:span><text:span text:style-name="T132">KONIEC_PROGRAMU</text:span><text:span text:style-name="T63">:</text:span></text:p>
      <text:p text:style-name="P41"><text:span text:style-name="T121">3</text:span><text:span text:style-name="T122">7</text:span><text:span text:style-name="T121">|</text:span><text:span text:style-name="T63"> <text:s text:c="7"/></text:span><text:span text:style-name="T104">OUT</text:span><text:span text:style-name="T63"> <text:s text:c="4"/></text:span><text:span text:style-name="T108">WYNIK</text:span><text:span text:style-name="T63"> <text:s text:c="14"/></text:span><text:span text:style-name="T99">;WYPISZ WYNIK NA EKRAN</text:span></text:p>
      <text:p text:style-name="P41"><text:span text:style-name="T121">3</text:span><text:span text:style-name="T122">8</text:span><text:span text:style-name="T121">|</text:span><text:span text:style-name="T63"> <text:s text:c="7"/></text:span><text:span text:style-name="T104">EXIT</text:span><text:span text:style-name="T63"> <text:s text:c="23"/></text:span><text:span text:style-name="T99">;KONIEC</text:span></text:p>
      <text:p text:style-name="P150"/>
      <text:p text:style-name="P23"><text:span text:style-name="T84">Wynik programu: </text:span><text:span text:style-name="T85">1</text:span></text:p>
      <text:p text:style-name="P117"><text:soft-page-break/></text:p>
      <text:p text:style-name="P33"><text:span text:style-name="T31">Z</text:span><text:span text:style-name="T32">adanie. </text:span><text:span text:style-name="T17">Napisać program do wyznaczania s</text:span><text:span text:style-name="T18">umy dodatnich liczb ze 100-elementowego wektora</text:span></text:p>
      <text:p text:style-name="P44"/>
      <text:p text:style-name="P48"><text:span text:style-name="T128">1 </text:span><text:span text:style-name="T119">|</text:span><text:span text:style-name="T97">;vector_sum.asm</text:span></text:p>
      <text:p text:style-name="P44"><text:span text:style-name="T130">2</text:span><text:span text:style-name="T128"> |</text:span><text:span text:style-name="T97">;PROGRAM DO WYZNACZANIA SUMY DODATNICH LICZB ZE 100-ELEMENTOWEGO WEKTORA</text:span></text:p>
      <text:p text:style-name="P44"><text:span text:style-name="T130">3</text:span><text:span text:style-name="T128"> |</text:span><text:span text:style-name="T131">JEDEN</text:span>: <text:s text:c="5"/><text:span text:style-name="T110">DC</text:span> <text:s text:c="5"/><text:span text:style-name="T112">INTEGER</text:span>(<text:span text:style-name="T114">1</text:span>)</text:p>
      <text:p text:style-name="P45"><text:span text:style-name="T130">4</text:span><text:span text:style-name="T128"> |</text:span><text:span text:style-name="T131">STO</text:span>: <text:s text:c="7"/><text:span text:style-name="T110">DC</text:span> <text:s text:c="5"/><text:span text:style-name="T112">INTEGER</text:span>(<text:span text:style-name="T114">100</text:span>)</text:p>
      <text:p text:style-name="P45"><text:span text:style-name="T130">5</text:span><text:span text:style-name="T128"> |</text:span><text:span text:style-name="T131">WEKTOR</text:span>: <text:s text:c="4"/><text:span text:style-name="T110">DS</text:span> <text:s text:c="5"/><text:span text:style-name="T134">100</text:span>*<text:span text:style-name="T112">INTEGER</text:span></text:p>
      <text:p text:style-name="P45"><text:span text:style-name="T130">6</text:span><text:span text:style-name="T128"> |</text:span><text:span text:style-name="T131">SUMA</text:span>: <text:s text:c="6"/><text:span text:style-name="T110">DS</text:span> <text:s text:c="5"/><text:span text:style-name="T112">INTEGER</text:span></text:p>
      <text:p text:style-name="P148">7 |</text:p>
      <text:p text:style-name="P45"><text:span text:style-name="T130">8</text:span><text:span text:style-name="T128"> |</text:span><text:span text:style-name="T131">MAIN</text:span>:</text:p>
      <text:p text:style-name="P45"><text:span text:style-name="T130">9</text:span><text:span text:style-name="T128"> |</text:span> <text:s text:c="7"/><text:span text:style-name="T103">CALL</text:span> <text:s text:c="3"/><text:span text:style-name="T107">INIT_TAB</text:span> <text:s text:c="7"/><text:span text:style-name="T97">;ZAINICJALIZUJ TABLICĘ</text:span></text:p>
      <text:p text:style-name="P45"><text:span text:style-name="T130">10</text:span><text:span text:style-name="T128">|</text:span> <text:s text:c="7"/><text:span text:style-name="T103">SUB</text:span> <text:s text:c="4"/><text:span text:style-name="T116">0</text:span>, <text:span text:style-name="T116">0</text:span> <text:s text:c="11"/><text:span text:style-name="T97">;REJESTR 0 - WARTOŚĆ ZERO</text:span></text:p>
      <text:p text:style-name="P45"><text:span text:style-name="T128">1</text:span><text:span text:style-name="T130">1</text:span><text:span text:style-name="T128">|</text:span> <text:s text:c="7"/><text:span text:style-name="T103">LD</text:span> <text:s text:c="5"/><text:span text:style-name="T116">1</text:span>, <text:span text:style-name="T116">0</text:span> <text:s text:c="11"/><text:span text:style-name="T97">;REJESTR 1 - TU OBLICZAMY SUMĘ</text:span></text:p>
      <text:p text:style-name="P45"><text:span text:style-name="T128">1</text:span><text:span text:style-name="T130">2</text:span><text:span text:style-name="T128">|</text:span> <text:s text:c="7"/><text:span text:style-name="T103">LD</text:span> <text:s text:c="5"/><text:span text:style-name="T116">2</text:span>, <text:span text:style-name="T116">0</text:span> <text:s text:c="11"/><text:span text:style-name="T97">;REJESTR 2 - ITERATOR</text:span></text:p>
      <text:p text:style-name="P45"><text:span text:style-name="T128">13|</text:span> <text:s text:c="7"/><text:span text:style-name="T103">LDA</text:span> <text:s text:c="4"/><text:span text:style-name="T116">3</text:span>, <text:span text:style-name="T107">WEKTOR</text:span> <text:s text:c="6"/><text:span text:style-name="T97">;REJESTR 3 - WSKAŹNIK NA OBECNIE<text:line-break/> </text:span><text:span text:style-name="T119"><text:s/></text:span><text:span text:style-name="T128">|</text:span><text:span text:style-name="T97">ANALIZOWANY ELEMENT WEKTORA</text:span></text:p>
      <text:p text:style-name="P149">14|</text:p>
      <text:p text:style-name="P45"><text:span text:style-name="T128">15|</text:span><text:span text:style-name="T131">LOOP</text:span>: <text:s text:c="2"/><text:span text:style-name="T103">CMP</text:span> <text:s text:c="4"/><text:span text:style-name="T116">0</text:span>, <text:span text:style-name="T135">3(0)</text:span> <text:s text:c="8"/><text:span text:style-name="T97">;ZERO ? I-TY ELEMENT WEKTORA</text:span></text:p>
      <text:p text:style-name="P45"><text:span text:style-name="T128">16|</text:span> <text:s text:c="7"/><text:span text:style-name="T103">JGE</text:span> <text:s text:c="4"/><text:span text:style-name="T107">NEGATIVE</text:span> <text:s text:c="7"/><text:span text:style-name="T97">;JEŚLI ZERO JEST WIĘKSZE LUB RÓWNE I-TEMU<text:line-break/> </text:span><text:span text:style-name="T119"><text:s/></text:span><text:span text:style-name="T128">|</text:span><text:span text:style-name="T97">ELEMENTOWI WEKTORA TO NIE DODAWAJ DO SUMY</text:span></text:p>
      <text:p text:style-name="P45"><text:span text:style-name="T128">17|</text:span> <text:s text:c="7"/><text:span text:style-name="T103">ADD</text:span> <text:s text:c="4"/><text:span text:style-name="T116">1</text:span>, <text:span text:style-name="T135">3(0)</text:span> <text:s text:c="8"/><text:span text:style-name="T97">;W.P.P. DODAWAJ</text:span></text:p>
      <text:p text:style-name="P45"><text:span text:style-name="T128">18|</text:span><text:span text:style-name="T131">NEGATIVE</text:span>:</text:p>
      <text:p text:style-name="P45"><text:span text:style-name="T128">19|</text:span> <text:s text:c="7"/><text:span text:style-name="T103">LDA</text:span> <text:s text:c="4"/><text:span text:style-name="T116">3</text:span>, <text:span text:style-name="T135">3(4)</text:span> <text:s text:c="8"/><text:span text:style-name="T97">;PRZESUŃ WSKAŹNIK WEKTORA NA NASTĘPNY<text:line-break/></text:span><text:span text:style-name="T119"> <text:s/></text:span><text:span text:style-name="T128">|</text:span><text:span text:style-name="T102">ELEMENT</text:span></text:p>
      <text:p text:style-name="P45"><text:span text:style-name="T128">20|</text:span> <text:s text:c="7"/><text:span text:style-name="T103">ADD</text:span> <text:s text:c="4"/><text:span text:style-name="T116">2</text:span>, <text:span text:style-name="T107">JEDEN</text:span> <text:s text:c="7"/><text:span text:style-name="T97">;ZWIĘKSZ ITERATOR O JEDEN</text:span></text:p>
      <text:p text:style-name="P45"><text:span text:style-name="T128">21|</text:span> <text:s text:c="7"/><text:span text:style-name="T103">CMP</text:span> <text:s text:c="4"/><text:span text:style-name="T116">2</text:span>, <text:span text:style-name="T107">STO</text:span> <text:s text:c="9"/><text:span text:style-name="T97">;ITERATOR ? STO</text:span></text:p>
      <text:p text:style-name="P45"><text:span text:style-name="T128">22|</text:span> <text:s text:c="7"/><text:span text:style-name="T103">JZ</text:span> <text:s text:c="5"/><text:span text:style-name="T107">KONIEC_PROGRAMU</text:span> <text:span text:style-name="T97">;JEŚLI ITERATOR RÓWNY STO TO SKOŃCZYL SIĘ<text:line-break/> <text:s/></text:span><text:span text:style-name="T128">|</text:span><text:span text:style-name="T102">WEKTOR</text:span></text:p>
      <text:p text:style-name="P45"><text:span text:style-name="T128">23|</text:span> <text:s text:c="7"/><text:span text:style-name="T103">JMP</text:span> <text:s text:c="4"/><text:span text:style-name="T107">LOOP</text:span> <text:s text:c="11"/><text:span text:style-name="T97">;W.P.P. PRZEJDŹ DO NASTĘPNEGO ELEMENTU</text:span> <text:line-break/> <text:s/><text:span text:style-name="T128">|</text:span><text:span text:style-name="T102">WEKTORA</text:span></text:p>
      <text:p text:style-name="P45"><text:span text:style-name="T128">24|</text:span><text:span text:style-name="T131">KONIEC_PROGRAMU</text:span>:</text:p>
      <text:p text:style-name="P45"><text:span text:style-name="T128">25|</text:span> <text:s text:c="7"/><text:span text:style-name="T103">ST</text:span> <text:s text:c="5"/><text:span text:style-name="T116">1</text:span>, <text:span text:style-name="T107">SUMA</text:span> <text:s text:c="8"/><text:span text:style-name="T97">;ZAPISZ WYNIK W PAMIĘCI</text:span></text:p>
      <text:p text:style-name="P45"><text:span text:style-name="T128">26|</text:span> <text:s text:c="7"/><text:span text:style-name="T103">OUT</text:span> <text:s text:c="4"/><text:span text:style-name="T107">SUMA</text:span> <text:s text:c="11"/><text:span text:style-name="T97">;WYPISZ WYNIK NA EKRAN</text:span></text:p>
      <text:p text:style-name="P46"><text:span text:style-name="T128">27|</text:span><text:span text:style-name="T84"> <text:s text:c="7"/></text:span><text:span text:style-name="T103">EXIT</text:span> <text:s text:c="19"/><text:span text:style-name="T97">;KONIEC PROGRAMU</text:span></text:p>
      <text:p text:style-name="P149">28|</text:p>
      <text:p text:style-name="P149">29|</text:p>
      <text:p text:style-name="P149">30|</text:p>
      <text:p text:style-name="P44"><text:span text:style-name="T128">31|</text:span><text:span text:style-name="T97">;INICJALIZUJE WEKTOR </text:span><text:span text:style-name="T101">LOSOWYMI</text:span><text:span text:style-name="T97"> WARTOŚCIAMI Z PRZEDZIAŁU &lt;-100, 99&gt;</text:span></text:p>
      <text:p text:style-name="P44"><text:span text:style-name="T128">32|</text:span><text:span text:style-name="T131">INIT_TAB</text:span>:</text:p>
      <text:p text:style-name="P43"><text:span text:style-name="T128">32|</text:span><text:span text:style-name="T140">... </text:span><text:span text:style-name="T128"><text:s text:c="28"/></text:span><text:span text:style-name="T137">;</text:span><text:span text:style-name="T136">PEWNE INSTRUKCJE WYPEŁNIAJĄCE WEKTOR<text:line-break/></text:span><text:span text:style-name="T129">33|</text:span><text:span text:style-name="T139">... </text:span><text:span text:style-name="T136"><text:s text:c="28"/>;LOSOWYMI WARTOŚCIAMI Z PRZEDZIAŁU</text:span></text:p>
      <text:p text:style-name="P47"><text:span text:style-name="T119">34|</text:span><text:span text:style-name="T138">...</text:span> <text:s text:c="28"/><text:span text:style-name="T97">;&lt;-100, 99&gt;</text:span></text:p>
      <text:p text:style-name="P47"><text:span text:style-name="T123">35|</text:span><text:span text:style-name="T141">...</text:span></text:p>
      <text:p text:style-name="P34"><text:span text:style-name="T127">36|</text:span><text:span text:style-name="T142">...</text:span></text:p>
      <text:p text:style-name="P34"><text:span text:style-name="T127">37|</text:span><text:span text:style-name="T142">...</text:span></text:p>
      <text:p text:style-name="P35"><text:span text:style-name="T127">38|</text:span><text:span text:style-name="T87"> <text:s text:c="7"/></text:span><text:span text:style-name="T106">RET</text:span></text:p>
      <text:p text:style-name="P151"/>
      <text:p text:style-name="P24"><text:span text:style-name="T84">Wynik programu: </text:span><text:span text:style-name="T86">254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Noto Sans Cond" svg:font-family="'Noto Sans Con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_20_1" draw:display-name="Arrowhead 1" svg:viewBox="0 0 1321 3493" svg:d="M1321 3493h-1321l661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5T16:52:08.406000000</meta:creation-date>
    <dc:date>2019-09-16T17:47:12.401000000</dc:date>
    <meta:editing-duration>PT1H2M53S</meta:editing-duration>
    <meta:editing-cycles>4</meta:editing-cycles>
    <meta:generator>LibreOffice/6.3.1.2$Windows_X86_64 LibreOffice_project/b79626edf0065ac373bd1df5c28bd630b4424273</meta:generator>
    <meta:document-statistic meta:table-count="1" meta:image-count="0" meta:object-count="0" meta:page-count="16" meta:paragraph-count="465" meta:word-count="3881" meta:character-count="26333" meta:non-whitespace-character-count="21904"/>
  </office:meta>
</office:document-meta>
</file>